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5.249cm" fo:margin-left="0.018cm" fo:margin-top="0cm" fo:margin-bottom="0cm" table:align="left" style:writing-mode="page"/>
    </style:style>
    <style:style style:name="Tabla1.A" style:family="table-column">
      <style:table-column-properties style:column-width="15.249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2" style:family="table">
      <style:table-properties style:width="15.249cm" fo:margin-left="0.018cm" fo:margin-top="0cm" fo:margin-bottom="0cm" table:align="left" style:writing-mode="page"/>
    </style:style>
    <style:style style:name="Tabla2.A" style:family="table-column">
      <style:table-column-properties style:column-width="15.24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3" style:family="table">
      <style:table-properties style:width="15.249cm" fo:margin-left="0.009cm" fo:margin-top="0cm" fo:margin-bottom="0cm" table:align="left" style:writing-mode="lr-tb"/>
    </style:style>
    <style:style style:name="Tabla3.A" style:family="table-column">
      <style:table-column-properties style:column-width="15.249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49cm" fo:margin-left="0.009cm" fo:margin-top="0cm" fo:margin-bottom="0cm" table:align="left" style:writing-mode="lr-tb"/>
    </style:style>
    <style:style style:name="Tabla4.A" style:family="table-column">
      <style:table-column-properties style:column-width="15.249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49cm" fo:margin-left="0.009cm" fo:margin-top="0cm" fo:margin-bottom="0cm" table:align="left" style:writing-mode="lr-tb"/>
    </style:style>
    <style:style style:name="Tabla5.A" style:family="table-column">
      <style:table-column-properties style:column-width="15.249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249cm" fo:margin-left="0.009cm" fo:margin-top="0cm" fo:margin-bottom="0cm" table:align="left" style:writing-mode="lr-tb"/>
    </style:style>
    <style:style style:name="Tabla6.A" style:family="table-column">
      <style:table-column-properties style:column-width="15.249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4.132cm" fo:margin-left="1.258cm" fo:margin-top="0cm" fo:margin-bottom="0cm" table:align="left" style:writing-mode="lr-tb"/>
    </style:style>
    <style:style style:name="Tabla8.A" style:family="table-column">
      <style:table-column-properties style:column-width="14.132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3.734cm" fo:margin-left="0.009cm" fo:margin-top="0cm" fo:margin-bottom="0cm" table:align="left" style:writing-mode="lr-tb"/>
    </style:style>
    <style:style style:name="Tabla7.A" style:family="table-column">
      <style:table-column-properties style:column-width="2.685cm"/>
    </style:style>
    <style:style style:name="Tabla7.B" style:family="table-column">
      <style:table-column-properties style:column-width="2.704cm"/>
    </style:style>
    <style:style style:name="Tabla7.C" style:family="table-column">
      <style:table-column-properties style:column-width="2.679cm"/>
    </style:style>
    <style:style style:name="Tabla7.D" style:family="table-column">
      <style:table-column-properties style:column-width="2.977cm"/>
    </style:style>
    <style:style style:name="Tabla7.E" style:family="table-column">
      <style:table-column-properties style:column-width="2.68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249cm" fo:margin-left="0.018cm" fo:margin-top="0cm" fo:margin-bottom="0cm" table:align="left" style:writing-mode="page"/>
    </style:style>
    <style:style style:name="Tabla9.A" style:family="table-column">
      <style:table-column-properties style:column-width="15.249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la9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9.A3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none">
        <style:background-image/>
      </style:table-cell-properties>
    </style:style>
    <style:style style:name="Tabla10" style:family="table">
      <style:table-properties style:width="15.249cm" fo:margin-left="0.009cm" fo:margin-top="0cm" fo:margin-bottom="0cm" table:align="left" style:writing-mode="lr-tb"/>
    </style:style>
    <style:style style:name="Tabla10.A" style:family="table-column">
      <style:table-column-properties style:column-width="15.249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5.249cm" fo:margin-left="0.018cm" fo:margin-top="0cm" fo:margin-bottom="0cm" table:align="left" style:writing-mode="page"/>
    </style:style>
    <style:style style:name="Tabla11.A" style:family="table-column">
      <style:table-column-properties style:column-width="15.249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la11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11.4" style:family="table-row">
      <style:table-row-properties style:row-height="0cm" fo:keep-together="auto"/>
    </style:style>
    <style:style style:name="Tabla12" style:family="table">
      <style:table-properties style:width="15.926cm" fo:margin-left="0.018cm" fo:margin-top="0cm" fo:margin-bottom="0cm" table:align="left" style:writing-mode="page"/>
    </style:style>
    <style:style style:name="Tabla12.A" style:family="table-column">
      <style:table-column-properties style:column-width="15.926cm"/>
    </style:style>
    <style:style style:name="Tabla12.1" style:family="table-row">
      <style:table-row-properties fo:keep-together="always"/>
    </style:style>
    <style:style style:name="Tabla12.A1" style:family="table-cell">
      <style:table-cell-properties fo:background-color="transparent" fo:padding="0.176cm" fo:border="1pt solid #000000">
        <style:background-image/>
      </style:table-cell-properties>
    </style:style>
    <style:style style:name="Tabla13" style:family="table">
      <style:table-properties style:width="15.926cm" fo:margin-left="0.018cm" fo:margin-top="0cm" fo:margin-bottom="0cm" table:align="left" style:writing-mode="page"/>
    </style:style>
    <style:style style:name="Tabla13.A" style:family="table-column">
      <style:table-column-properties style:column-width="15.926cm"/>
    </style:style>
    <style:style style:name="Tabla13.1" style:family="table-row">
      <style:table-row-properties fo:keep-together="always"/>
    </style:style>
    <style:style style:name="Tabla13.A1" style:family="table-cell">
      <style:table-cell-properties fo:background-color="transparent" fo:padding="0.176cm" fo:border="1pt solid #000000">
        <style:background-image/>
      </style:table-cell-properties>
    </style:style>
    <style:style style:name="Tabla14" style:family="table">
      <style:table-properties style:width="15.663cm" fo:margin-left="0.018cm" fo:margin-top="0cm" fo:margin-bottom="0cm" table:align="left" style:writing-mode="page"/>
    </style:style>
    <style:style style:name="Tabla14.A" style:family="table-column">
      <style:table-column-properties style:column-width="15.663cm"/>
    </style:style>
    <style:style style:name="Tabla14.1" style:family="table-row">
      <style:table-row-properties style:min-row-height="0.503cm" fo:keep-together="always"/>
    </style:style>
    <style:style style:name="Tabla14.A1" style:family="table-cell">
      <style:table-cell-properties fo:padding-left="0.176cm" fo:padding-right="0.176cm" fo:padding-top="0cm" fo:padding-bottom="0cm" fo:border="1pt solid #000000"/>
    </style:style>
    <style:style style:name="Tabla14.2" style:family="table-row">
      <style:table-row-properties style:min-row-height="4.101cm" fo:keep-together="always"/>
    </style:style>
    <style:style style:name="Tabla14.A2" style:family="table-cell">
      <style:table-cell-properties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a14.3" style:family="table-row">
      <style:table-row-properties style:min-row-height="8.414cm" fo:keep-together="always"/>
    </style:style>
    <style:style style:name="Tabla15" style:family="table">
      <style:table-properties style:width="15.663cm" fo:margin-left="0.018cm" fo:margin-top="0cm" fo:margin-bottom="0cm" table:align="left" style:writing-mode="page"/>
    </style:style>
    <style:style style:name="Tabla15.A" style:family="table-column">
      <style:table-column-properties style:column-width="15.663cm"/>
    </style:style>
    <style:style style:name="Tabla15.1" style:family="table-row">
      <style:table-row-properties style:min-row-height="0.503cm" fo:keep-together="always"/>
    </style:style>
    <style:style style:name="Tabla15.A1" style:family="table-cell">
      <style:table-cell-properties fo:padding-left="0.176cm" fo:padding-right="0.176cm" fo:padding-top="0cm" fo:padding-bottom="0cm" fo:border="1pt solid #000000"/>
    </style:style>
    <style:style style:name="Tabla15.2" style:family="table-row">
      <style:table-row-properties style:min-row-height="1.402cm" fo:keep-together="always"/>
    </style:style>
    <style:style style:name="Tabla15.A2" style:family="table-cell">
      <style:table-cell-properties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a15.3" style:family="table-row">
      <style:table-row-properties style:min-row-height="7.62cm" fo:keep-together="always"/>
    </style:style>
    <style:style style:name="Tabla16" style:family="table">
      <style:table-properties style:width="15.637cm" fo:margin-left="0.018cm" fo:margin-top="0cm" fo:margin-bottom="0cm" table:align="left" style:writing-mode="page"/>
    </style:style>
    <style:style style:name="Tabla16.A" style:family="table-column">
      <style:table-column-properties style:column-width="15.637cm"/>
    </style:style>
    <style:style style:name="Tabla16.1" style:family="table-row">
      <style:table-row-properties style:min-row-height="0.503cm" fo:keep-together="always"/>
    </style:style>
    <style:style style:name="Tabla16.A1" style:family="table-cell">
      <style:table-cell-properties fo:padding-left="0.176cm" fo:padding-right="0.176cm" fo:padding-top="0cm" fo:padding-bottom="0cm" fo:border="1pt solid #000000"/>
    </style:style>
    <style:style style:name="Tabla16.2" style:family="table-row">
      <style:table-row-properties style:min-row-height="2.302cm" fo:keep-together="always"/>
    </style:style>
    <style:style style:name="Tabla16.A2" style:family="table-cell">
      <style:table-cell-properties fo:padding-left="0.176cm" fo:padding-right="0.176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Heading_20_1">
      <style:paragraph-properties fo:margin-top="0cm" fo:margin-bottom="0cm" style:contextual-spacing="false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bold" style:font-name-asian="Times New Roman1" style:font-size-asian="12pt" style:language-asian="es" style:country-asian="ES" style:font-weight-asian="bold" style:font-name-complex="Calibri2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333333" loext:opacity="100%" fo:font-size="12pt" fo:font-style="italic" fo:font-weight="bold" style:font-name-asian="Times New Roman1" style:font-size-asian="12pt" style:language-asian="es" style:country-asian="ES" style:font-style-asian="italic" style:font-weight-asian="bold" style:font-name-complex="Calibri2" style:font-size-complex="12pt" style:font-style-complex="italic" style:font-weight-complex="bold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indent="1cm" style:auto-text-indent="false" fo:background-color="#ffffff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font-size="12pt" style:font-name-asian="Times New Roman1" style:font-size-asian="12pt" style:language-asian="es" style:country-asian="ES" style:font-name-complex="Calibri2" style:font-size-complex="12pt" style:font-weight-complex="bold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start" style:justify-single-word="false" fo:orphans="2" fo:widows="2" fo:background-color="#ffffff"/>
      <style:text-properties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start" style:justify-single-word="false" fo:orphans="2" fo:widows="2" fo:background-color="#ffffff"/>
      <style:text-properties style:font-name="Calibri" fo:font-size="12pt" fo:language="en" fo:country="US" style:letter-kerning="false" style:font-name-asian="Times New Roman1" style:font-size-asian="12pt" style:language-asian="es" style:country-asian="ES" style:font-name-complex="Calibri2" style:font-size-complex="12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s" fo:country="ES" style:letter-kerning="false" style:font-name-asian="Times New Roman1" style:font-size-asian="12pt" style:language-asian="es" style:country-asian="ES" style:font-name-complex="Calibri2" style:font-size-complex="12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start" style:justify-single-word="false" fo:orphans="2" fo:widows="2" fo:background-color="#ffffff"/>
      <style:text-properties style:font-name="Calibri" fo:font-size="12pt" fo:language="es" fo:country="ES" style:letter-kerning="false" style:font-name-asian="Times New Roman1" style:font-size-asian="12pt" style:language-asian="es" style:country-asian="ES" style:font-name-complex="Calibri2" style:font-size-complex="12pt" style:language-complex="ar" style:country-complex="SA" style:font-weight-complex="bold"/>
    </style:style>
    <style:style style:name="P13" style:family="paragraph" style:parent-style-name="List_20_Paragraph" style:list-style-name="WWNum1">
      <loext:graphic-properties draw:fill="solid" draw:fill-color="#ffffff"/>
      <style:paragraph-properties fo:margin-top="0cm" fo:margin-bottom="0cm" style:contextual-spacing="true" fo:line-height="100%" fo:text-align="start" style:justify-single-word="false" fo:orphans="2" fo:widows="2" fo:background-color="#ffffff"/>
      <style:text-properties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language-asian="es" style:country-asian="ES"/>
    </style:style>
    <style:style style:name="P1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indent="1cm" style:auto-text-indent="false" fo:background-color="#ffffff"/>
      <style:text-properties fo:font-size="12pt" style:font-name-asian="Times New Roman1" style:font-size-asian="12pt" style:language-asian="es" style:country-asian="ES" style:font-name-complex="Calibri2" style:font-size-complex="12pt"/>
    </style:style>
    <style:style style:name="P16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start" style:justify-single-word="false" fo:orphans="2" fo:widows="2" fo:text-indent="1cm" style:auto-text-indent="false" fo:background-color="#ffffff"/>
      <style:text-properties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s" fo:country="ES" style:letter-kerning="false" style:font-name-asian="Times New Roman1" style:font-size-asian="12pt" style:language-asian="es" style:country-asian="ES" style:font-name-complex="Calibri2" style:font-size-complex="12pt" style:language-complex="ar" style:country-complex="SA"/>
    </style:style>
    <style:style style:name="P1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font-size="12pt" style:font-name-asian="Times New Roman1" style:font-size-asian="12pt" style:language-asian="es" style:country-asian="ES" style:font-name-complex="Calibri2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2" style:font-size-asian="11pt" style:language-asian="es" style:country-asian="ES" style:font-name-complex="F" style:font-size-complex="11pt" style:language-complex="ar" style:country-complex="SA"/>
    </style:style>
    <style:style style:name="P20" style:family="paragraph" style:parent-style-name="Standard">
      <style:text-properties style:language-asian="es" style:country-asian="ES"/>
    </style:style>
    <style:style style:name="P21" style:family="paragraph" style:parent-style-name="Standard">
      <loext:graphic-properties draw:fill="solid" draw:fill-color="#ffffff"/>
      <style:paragraph-properties fo:margin-left="1.249cm" fo:margin-top="0cm" fo:margin-bottom="0cm" style:contextual-spacing="false" fo:line-height="100%" fo:text-indent="-1.249cm" style:auto-text-indent="false" fo:background-color="#ffffff"/>
    </style:style>
    <style:style style:name="P22" style:family="paragraph" style:parent-style-name="List_20_Paragraph" style:list-style-name="WWNum2">
      <style:paragraph-properties fo:margin-left="1.27cm" fo:margin-top="0cm" fo:margin-bottom="0cm" style:contextual-spacing="true" fo:line-height="100%" fo:text-align="start" style:justify-single-word="false" fo:orphans="2" fo:widows="2" fo:text-indent="-0.018cm" style:auto-text-indent="false"/>
      <style:text-properties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loext:graphic-properties draw:fill="solid" draw:fill-color="#ffffff"/>
      <style:paragraph-properties fo:margin-left="1.249cm" fo:margin-top="0cm" fo:margin-bottom="0cm" style:contextual-spacing="false" fo:line-height="100%" fo:text-indent="-1.249cm" style:auto-text-indent="false" fo:background-color="#ffffff"/>
      <style:text-properties fo:font-size="12pt" style:font-name-asian="Times New Roman1" style:font-size-asian="12pt" style:language-asian="es" style:country-asian="ES" style:font-name-complex="Calibri2" style:font-size-complex="12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font-size="12pt" style:font-name-asian="Times New Roman1" style:font-size-asian="12pt" style:language-asian="es" style:country-asian="ES" style:font-name-complex="Calibri2" style:font-size-complex="12pt" text:display="none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font-size="12pt" style:font-name-asian="Times New Roman1" style:font-size-asian="12pt" style:language-asian="es" style:country-asian="ES" style:font-name-complex="Calibri2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333333" loext:opacity="100%" style:font-name="Verdana" fo:font-size="7pt" style:font-name-asian="Times New Roman1" style:font-size-asian="7pt" style:language-asian="es" style:country-asian="ES" style:font-name-complex="Times New Roman1" style:font-size-complex="7pt"/>
    </style:style>
    <style:style style:name="P27" style:family="paragraph" style:parent-style-name="Heading_20_2">
      <loext:graphic-properties draw:fill="solid" draw:fill-color="#ffffff"/>
      <style:paragraph-properties fo:margin-top="0.423cm" fo:margin-bottom="0cm" style:contextual-spacing="false" fo:background-color="#ffffff"/>
    </style:style>
    <style:style style:name="P28" style:family="paragraph" style:parent-style-name="normal" style:list-style-name="WWNum8"/>
    <style:style style:name="P29" style:family="paragraph" style:parent-style-name="normal">
      <style:paragraph-properties fo:line-height="100%" fo:orphans="0" fo:widows="0" fo:padding="0cm" fo:border="none" style:shadow="none" style:join-border="false"/>
    </style:style>
    <style:style style:name="P30" style:family="paragraph" style:parent-style-name="normal" style:list-style-name="WWNum6">
      <style:paragraph-properties fo:line-height="100%" fo:orphans="0" fo:widows="0" fo:padding="0cm" fo:border="none" style:shadow="none" style:join-border="false"/>
    </style:style>
    <style:style style:name="P31" style:family="paragraph" style:parent-style-name="normal" style:list-style-name="WWNum7">
      <style:paragraph-properties fo:line-height="100%" fo:orphans="0" fo:widows="0" fo:padding="0cm" fo:border="none" style:shadow="none" style:join-border="false"/>
    </style:style>
    <style:style style:name="P32" style:family="paragraph" style:parent-style-name="normal" style:list-style-name="WWNum3">
      <style:paragraph-properties fo:line-height="100%" fo:orphans="0" fo:widows="0" fo:padding="0cm" fo:border="none" style:shadow="none" style:join-border="false"/>
    </style:style>
    <style:style style:name="P33" style:family="paragraph" style:parent-style-name="normal" style:list-style-name="WWNum4">
      <style:paragraph-properties fo:line-height="100%" fo:orphans="0" fo:widows="0" fo:padding="0cm" fo:border="none" style:shadow="none" style:join-border="false"/>
    </style:style>
    <style:style style:name="P34" style:family="paragraph" style:parent-style-name="normal" style:list-style-name="WWNum5">
      <style:paragraph-properties fo:line-height="100%" fo:orphans="0" fo:widows="0" fo:padding="0cm" fo:border="none" style:shadow="none" style:join-border="false"/>
    </style:style>
    <style:style style:name="P35" style:family="paragraph" style:parent-style-name="normal">
      <loext:graphic-properties draw:fill="solid" draw:fill-color="#ffffff"/>
      <style:paragraph-properties fo:margin-top="0.423cm" fo:margin-bottom="0cm" style:contextual-spacing="false" fo:background-color="#ffffff"/>
    </style:style>
    <style:style style:name="P36" style:family="paragraph" style:parent-style-name="normal">
      <style:paragraph-properties fo:margin-top="0.423cm" fo:margin-bottom="0cm" style:contextual-spacing="false"/>
    </style:style>
    <style:style style:name="P37" style:family="paragraph" style:parent-style-name="normal">
      <style:paragraph-properties fo:margin-left="0.635cm" fo:margin-top="0.423cm" fo:margin-bottom="0cm" style:contextual-spacing="false"/>
    </style:style>
    <style:style style:name="P38" style:family="paragraph" style:parent-style-name="normal">
      <style:paragraph-properties fo:margin-left="2.505cm" fo:text-indent="-0.635cm" style:auto-text-indent="false"/>
    </style:style>
    <style:style style:name="P39" style:family="paragraph" style:parent-style-name="Heading_20_2">
      <style:paragraph-properties fo:margin-top="0.423cm" fo:margin-bottom="0.423cm" style:contextual-spacing="false"/>
    </style:style>
    <style:style style:name="P40" style:family="paragraph" style:parent-style-name="normal">
      <style:paragraph-properties fo:margin-top="0.423cm" fo:margin-bottom="0.423cm" style:contextual-spacing="false"/>
    </style:style>
    <style:style style:name="T1" style:family="text">
      <style:text-properties style:font-name="Calibri" fo:font-size="12pt" style:font-name-asian="Times New Roman1" style:font-size-asian="12pt" style:language-asian="es" style:country-asian="ES" style:font-size-complex="12pt"/>
    </style:style>
    <style:style style:name="T2" style:family="text">
      <style:text-properties style:language-asian="es" style:country-asian="ES"/>
    </style:style>
    <style:style style:name="T3" style:family="text">
      <style:text-properties fo:font-size="12pt" style:font-name-asian="Times New Roman1" style:font-size-asian="12pt" style:language-asian="es" style:country-asian="ES" style:font-name-complex="Calibri2" style:font-size-complex="12pt"/>
    </style:style>
    <style:style style:name="T4" style:family="text">
      <style:text-properties fo:color="#333333" loext:opacity="100%" fo:font-size="12pt" style:font-name-asian="Times New Roman1" style:font-size-asian="12pt" style:language-asian="es" style:country-asian="ES" style:font-name-complex="Calibri2" style:font-size-complex="12pt"/>
    </style:style>
    <style:style style:name="T5" style:family="text">
      <style:text-properties fo:font-size="12pt" fo:language="en" fo:country="US" style:font-name-asian="Times New Roman1" style:font-size-asian="12pt" style:language-asian="es" style:country-asian="ES" style:font-name-complex="Calibri2" style:font-size-complex="12pt"/>
    </style:style>
    <style:style style:name="T6" style:family="text">
      <style:text-properties fo:color="#333333" loext:opacity="100%" fo:font-size="12pt" fo:language="en" fo:country="US" fo:font-weight="bold" style:font-name-asian="Times New Roman1" style:font-size-asian="12pt" style:language-asian="es" style:country-asian="ES" style:font-weight-asian="bold" style:font-name-complex="Calibri2" style:font-size-complex="12pt" style:font-weight-complex="bold"/>
    </style:style>
    <style:style style:name="T7" style:family="text">
      <style:text-properties fo:color="#333333" loext:opacity="100%" fo:font-size="12pt" fo:font-weight="bold" style:font-name-asian="Times New Roman1" style:font-size-asian="12pt" style:language-asian="es" style:country-asian="ES" style:font-weight-asian="bold" style:font-name-complex="Calibri2" style:font-size-complex="12pt" style:font-weight-complex="bold"/>
    </style:style>
    <style:style style:name="T8" style:family="text">
      <style:text-properties fo:color="#333333" loext:opacity="100%" fo:font-size="12pt" fo:font-style="italic" fo:font-weight="bold" style:font-name-asian="Times New Roman1" style:font-size-asian="12pt" style:language-asian="es" style:country-asian="ES" style:font-style-asian="italic" style:font-weight-asian="bold" style:font-name-complex="Calibri2" style:font-size-complex="12pt" style:font-style-complex="italic" style:font-weight-complex="bold"/>
    </style:style>
    <style:style style:name="T9" style:family="text">
      <style:text-properties fo:font-size="12pt" fo:font-weight="bold" style:font-name-asian="Times New Roman1" style:font-size-asian="12pt" style:language-asian="es" style:country-asian="ES" style:font-weight-asian="bold" style:font-name-complex="Calibri2" style:font-size-complex="12pt"/>
    </style:style>
    <style:style style:name="T10" style:family="text">
      <style:text-properties fo:color="#333333" loext:opacity="100%" fo:font-size="12pt" fo:font-weight="bold" style:font-name-asian="Times New Roman1" style:font-size-asian="12pt" style:language-asian="es" style:country-asian="ES" style:font-weight-asian="bold" style:font-name-complex="Calibri2" style:font-size-complex="12pt" style:font-style-complex="italic" style:font-weight-complex="bold"/>
    </style:style>
    <style:style style:name="T11" style:family="text">
      <style:text-properties fo:color="#333333" loext:opacity="100%" fo:font-size="12pt" fo:font-style="italic" style:font-name-asian="Times New Roman1" style:font-size-asian="12pt" style:language-asian="es" style:country-asian="ES" style:font-style-asian="italic" style:font-name-complex="Calibri2" style:font-size-complex="12pt" style:font-style-complex="italic"/>
    </style:style>
    <style:style style:name="T12" style:family="text">
      <style:text-properties fo:color="#333333" loext:opacity="100%" fo:font-size="12pt" fo:font-weight="bold" style:font-name-asian="Times New Roman1" style:font-size-asian="12pt" style:language-asian="es" style:country-asian="ES" style:font-weight-asian="bold" style:font-name-complex="Calibri2" style:font-size-complex="12pt"/>
    </style:style>
    <style:style style:name="T13" style:family="text">
      <style:text-properties fo:font-size="12pt" style:font-name-asian="Times New Roman1" style:font-size-asian="12pt" style:language-asian="es" style:country-asian="ES" style:font-name-complex="Calibri2" style:font-size-complex="12pt" style:font-weight-complex="bold"/>
    </style:style>
    <style:style style:name="T14" style:family="text">
      <style:text-properties fo:font-size="12pt" fo:language="en" fo:country="US" style:font-name-asian="Times New Roman1" style:font-size-asian="12pt" style:language-asian="es" style:country-asian="ES" style:font-name-complex="Calibri2" style:font-size-complex="12pt" style:font-weight-complex="bold"/>
    </style:style>
    <style:style style:name="T15" style:family="text">
      <style:text-properties fo:font-family="Wingdings" style:font-family-generic="roman" style:font-pitch="variable" style:font-charset="x-symbol" fo:font-size="12pt" style:font-family-asian="Wingdings" style:font-family-generic-asian="system" style:font-pitch-asian="variable" style:font-size-asian="12pt" style:language-asian="es" style:country-asian="ES" style:font-family-complex="Wingdings" style:font-family-generic-complex="system" style:font-pitch-complex="variable" style:font-size-complex="12pt" style:font-weight-complex="bold"/>
    </style:style>
    <style:style style:name="T16" style:family="text">
      <style:text-properties style:font-name-asian="Times New Roman1" style:language-asian="es" style:country-asian="ES"/>
    </style:style>
    <style:style style:name="T17" style:family="text">
      <style:text-properties style:text-underline-style="solid" style:text-underline-width="auto" style:text-underline-color="font-color" style:language-asian="es" style:country-asian="ES"/>
    </style:style>
    <style:style style:name="T18" style:family="text">
      <style:text-properties officeooo:rsid="0017a5e9"/>
    </style:style>
    <style:style style:name="T19" style:family="text">
      <style:text-properties style:text-underline-style="solid" style:text-underline-width="auto" style:text-underline-color="font-color" officeooo:rsid="0017a5e9"/>
    </style:style>
    <style:style style:name="T20" style:family="text">
      <style:text-properties fo:color="#365f91" loext:opacity="100%" style:font-name="Cambria" fo:font-size="14pt" fo:font-weight="bold" style:font-name-asian="Times New Roman1" style:font-size-asian="14pt" style:language-asian="es" style:country-asian="ES" style:font-weight-asian="bold" style:font-name-complex="F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21" style:family="text">
      <style:text-properties fo:font-family="Wingdings" style:font-family-generic="roman" style:font-pitch="variable" style:font-charset="x-symbol" fo:font-size="12pt" fo:language="en" fo:country="US" style:font-family-asian="Wingdings" style:font-family-generic-asian="system" style:font-pitch-asian="variable" style:font-size-asian="12pt" style:language-asian="es" style:country-asian="ES" style:font-family-complex="Wingdings" style:font-family-generic-complex="system" style:font-pitch-complex="variable" style:font-size-complex="12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2pt" fo:font-weight="bold" style:font-name-asian="Times New Roman1" style:font-size-asian="12pt" style:language-asian="es" style:country-asian="ES" style:font-weight-asian="bold" style:font-name-complex="Calibri2" style:font-size-complex="12pt" style:font-weight-complex="bold"/>
    </style:style>
    <style:style style:name="T24" style:family="text">
      <style:text-properties fo:font-size="12pt" style:font-name-asian="Times New Roman1" style:font-size-asian="12pt" style:language-asian="es" style:country-asian="ES" style:font-name-complex="Calibri2" style:font-size-complex="12pt" text:display="none"/>
    </style:style>
    <style:style style:name="T25" style:family="text">
      <style:text-properties fo:language="en" fo:country="US"/>
    </style:style>
    <style:style style:name="T26" style:family="text">
      <style:text-properties fo:font-weight="bold" style:font-weight-asian="bold"/>
    </style:style>
    <style:style style:name="T27" style:family="text">
      <style:text-properties fo:color="#4f81bd" loext:opacity="100%" style:font-name="Cambria" fo:font-size="14pt" style:font-name-asian="Times New Roman1" style:font-size-asian="14pt" style:language-asian="es" style:country-asian="ES" style:font-name-complex="Times New Roman1" style:font-size-complex="14pt">
        <loext:char-complex-color loext:theme-type="accent1" loext:color-type="theme"/>
      </style:text-properties>
    </style:style>
    <style:style style:name="T28" style:family="text">
      <style:text-properties fo:color="#333333" loext:opacity="100%" style:font-name="Verdana" fo:font-size="7pt" style:font-name-asian="Times New Roman1" style:font-size-asian="7pt" style:language-asian="es" style:country-asian="ES" style:font-name-complex="Times New Roman1" style:font-size-complex="7pt"/>
    </style:style>
    <style:style style:name="T29" style:family="text">
      <style:text-properties fo:color="#333333" loext:opacity="100%" style:font-name="Verdana" fo:font-size="12pt" style:font-name-asian="Times New Roman1" style:font-size-asian="12pt" style:language-asian="es" style:country-asian="ES" style:font-name-complex="Times New Roman1" style:font-size-complex="12pt"/>
    </style:style>
    <style:style style:name="T30" style:family="text">
      <style:text-properties fo:font-style="italic" style:font-style-asian="italic"/>
    </style:style>
    <style:style style:name="T31" style:family="text">
      <style:text-properties fo:font-style="italic" fo:font-weight="bold" style:font-style-asian="italic" style:font-weight-asian="bold"/>
    </style:style>
    <style:style style:name="T32" style:family="text">
      <style:text-properties fo:font-style="italic" style:text-underline-style="solid" style:text-underline-width="auto" style:text-underline-color="font-color" style:font-style-asian="italic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35" style:family="text">
      <style:text-properties fo:font-family="'Arial Unicode MS'" style:font-family-generic="swiss" style:font-pitch="variable" style:font-family-asian="'Arial Unicode MS'" style:font-family-generic-asian="system" style:font-pitch-asian="variable" style:font-family-complex="'Arial Unicode MS'" style:font-family-generic-complex="system" style:font-pitch-complex="variable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Ejer1-</text:span><text:span text:style-name="T1"/></text:h>
      <text:p text:style-name="Standard" loext:marker-style-name="T2"><text:span text:style-name="T2">Teoría. <text:s/>Creamos la clase Bombilla y la clase Televisor.</text:span><text:span text:style-name="T2"/></text:p>
      <text:h text:style-name="P1" text:outline-level="1" loext:marker-style-name="T1"><text:span text:style-name="T1">Ejer2.- Tamagotchi</text:span><text:span text:style-name="T1"/></text:h>
      <text:p text:style-name="P2" loext:marker-style-name="T3"><text:span text:style-name="T4">Vamos a crear la clase Tamagotchi para simular el clásico juego.</text:span><text:span text:style-name="T4"/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 loext:marker-style-name="T3"><text:span text:style-name="T4">Tamagotchi</text:span><text:span text:style-name="T4"/></text:p>
          </table:table-cell>
        </table:table-row>
        <table:table-row table:style-name="Tabla1.1">
          <table:table-cell table:style-name="Tabla1.A2" office:value-type="string">
            <text:p text:style-name="P3" loext:marker-style-name="T3"><text:span text:style-name="T4">nombre</text:span><text:span text:style-name="T4"/></text:p>
            <text:p text:style-name="P3" loext:marker-style-name="T3"><text:span text:style-name="T4">cantidadVida</text:span><text:span text:style-name="T4"/></text:p>
            <text:p text:style-name="P3" loext:marker-style-name="T3"><text:span text:style-name="T4">maxVida</text:span><text:span text:style-name="T4"/></text:p>
          </table:table-cell>
        </table:table-row>
        <table:table-row table:style-name="Tabla1.1">
          <table:table-cell table:style-name="Tabla1.A2" office:value-type="string">
            <text:p text:style-name="P3" loext:marker-style-name="T5"><text:span text:style-name="T6">Tamagotchi(String nombre1, int maxVida1)</text:span><text:span text:style-name="T6"/></text:p>
            <text:p text:style-name="P3" loext:marker-style-name="T3"><text:span text:style-name="T4">Constructor que inicializará los valores.CantidadVida se inicializará a cero</text:span><text:span text:style-name="T4"/></text:p>
            <text:p text:style-name="P3" loext:marker-style-name="T3"><text:span text:style-name="T7">visualiza()</text:span><text:span text:style-name="T7"/></text:p>
            <text:p text:style-name="P3" loext:marker-style-name="T3"><text:span text:style-name="T4">Muestra los datos del tamagotchi por pantalla</text:span><text:span text:style-name="T4"/></text:p>
            <text:p text:style-name="P3" loext:marker-style-name="T3"><text:span text:style-name="T7">juega()</text:span><text:span text:style-name="T7"/></text:p>
            <text:p text:style-name="P3" loext:marker-style-name="T8"><text:span text:style-name="T4">Sólo puede jugar si cantidadVida&gt;=1, esta acción restará 1 de cantidadVida y mostrará por pantalla 5 veces </text:span><text:span text:style-name="T8">Estoy jugando.</text:span></text:p>
            <text:p text:style-name="P4" loext:marker-style-name="T9"/>
            <text:p text:style-name="P3" loext:marker-style-name="T3"><text:span text:style-name="T7">come()</text:span><text:span text:style-name="T7"/></text:p>
            <text:p text:style-name="P3" loext:marker-style-name="T8"><text:span text:style-name="T4">Sólo puede comer si cantidadVida&lt;maxVida, esta acción sumará 1 de cantidadVida y mostrará por pantalla 5 veces </text:span><text:span text:style-name="T8">Estoy comiendo</text:span></text:p>
            <text:p text:style-name="P5" loext:marker-style-name="T8"/>
            <text:p text:style-name="P3" loext:marker-style-name="T3"><text:span text:style-name="T8">Nota: <text:s text:c="3"/></text:span><text:span text:style-name="T10">Estos <text:s/>System.out sólo sirven para comprobar el funcionamiento del tamagotchi, no se tendrá en cuenta como muestra de resultados.</text:span></text:p>
          </table:table-cell>
        </table:table-row>
      </table:table>
      <text:p text:style-name="P2" loext:marker-style-name="T3"><text:span text:style-name="T4">Desde el método principal de la clase </text:span><text:span text:style-name="T7">Ejer3</text:span><text:span text:style-name="T4"> mostraremos el siguiente menú y realizaremos las acciones oportunas:</text:span></text:p>
      <text:p text:style-name="P6" loext:marker-style-name="T3"><text:span text:style-name="T11">1.</text:span><text:span text:style-name="T4">Crea tamagotchi</text:span></text:p>
      <text:p text:style-name="P6" loext:marker-style-name="T3"><text:span text:style-name="T11">2.</text:span><text:span text:style-name="T4">Juega con tu mascota virtual</text:span></text:p>
      <text:p text:style-name="P6" loext:marker-style-name="T3"><text:span text:style-name="T11">3.</text:span><text:span text:style-name="T4">Da de comer a tu mascota virtual</text:span></text:p>
      <text:p text:style-name="P6" loext:marker-style-name="T3"><text:span text:style-name="T11">4.</text:span><text:span text:style-name="T4">Ver la vida de tu mascota</text:span></text:p>
      <text:p text:style-name="P6" loext:marker-style-name="T4"><text:span text:style-name="T11">5.</text:span><text:span text:style-name="T4">Fin</text:span></text:p>
      <text:h text:style-name="Heading_20_2" text:outline-level="2">Ejer3</text:h>
      <text:p text:style-name="P2" loext:marker-style-name="T3"><text:span text:style-name="T4">Vamos a crear la clase CuentaCorriente, con las siguientes propiedades y comportamiento:</text:span><text:span text:style-name="T4"/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 loext:marker-style-name="T3"><text:span text:style-name="T4">CuentaCorriente</text:span><text:span text:style-name="T4"/></text:p>
          </table:table-cell>
        </table:table-row>
        <table:table-row table:style-name="Tabla2.1">
          <table:table-cell table:style-name="Tabla2.A2" office:value-type="string">
            <text:p text:style-name="P3" loext:marker-style-name="T3"><text:span text:style-name="T4">numCuenta : Será el número de la cuenta corriente.</text:span><text:span text:style-name="T4"/></text:p>
            <text:p text:style-name="P3" loext:marker-style-name="T3"><text:span text:style-name="T4">saldo : Saldo actual de la cuenta.</text:span><text:span text:style-name="T4"/></text:p>
          </table:table-cell>
        </table:table-row>
        <table:table-row table:style-name="Tabla2.1">
          <table:table-cell table:style-name="Tabla2.A2" office:value-type="string">
            <text:p text:style-name="P3" loext:marker-style-name="T9"><text:span text:style-name="T12">CuentaCorriente(StringnumCuenta) </text:span><text:span text:style-name="T12"/></text:p>
            <text:p text:style-name="P3" loext:marker-style-name="T3"><text:span text:style-name="T4">Inicializar numCuenta con el String pasado como parámetro</text:span><text:span text:style-name="T4"/></text:p>
            <text:p text:style-name="P3" loext:marker-style-name="T9"><text:span text:style-name="T12">ingresaEfectivo(double cantidad)</text:span><text:span text:style-name="T12"/></text:p>
            <text:p text:style-name="P3" loext:marker-style-name="T3"><text:span text:style-name="T4">Pedirá por teclado el importe que queremos ingresar y se lo sumará al saldo</text:span><text:span text:style-name="T4"/></text:p>
            <text:p text:style-name="P3" loext:marker-style-name="T9"><text:span text:style-name="T12">booleanretiraEfectivo(double cantidad)</text:span><text:span text:style-name="T12"/></text:p>
            <text:p text:style-name="P3" loext:marker-style-name="T4"><text:span text:style-name="T4">Pedirá por teclado el importe que queremos retirar y comprobará que hay saldo suficiente.Si hay saldo, restará el importe, y devolverá true, en caso contrario no retirará el dinero y devolverá false.</text:span><text:span text:style-name="T4"/></text:p>
            <text:p text:style-name="P3" loext:marker-style-name="T9"><text:span text:style-name="T12">visualiza()</text:span><text:span text:style-name="T12"/></text:p>
            <text:p text:style-name="P3" loext:marker-style-name="T3"><text:span text:style-name="T4">Mostrará por pantalla la información de la cuenta corriente: Número de cuenta y </text:span><text:soft-page-break/><text:span text:style-name="T4">saldo.</text:span><text:span text:style-name="T4"/></text:p>
          </table:table-cell>
        </table:table-row>
      </table:table>
      <text:p text:style-name="P2" loext:marker-style-name="T3"><text:span text:style-name="T4">El método main de la clase principal </text:span><text:span text:style-name="T7">Ejer2</text:span><text:span text:style-name="T4">,creará dos cuentas corrientes: La 001 y la 002, ambas con 0 € de saldo, posteriormente mostrará el siguiente menú por pantalla:</text:span></text:p>
      <text:p text:style-name="P6" loext:marker-style-name="T3"><text:span text:style-name="T4">1.Ingresar en la cuenta 001</text:span><text:span text:style-name="T4"/></text:p>
      <text:p text:style-name="P6" loext:marker-style-name="T3"><text:span text:style-name="T4">2.Ingresar en la cuenta 002</text:span><text:span text:style-name="T4"/></text:p>
      <text:p text:style-name="P6" loext:marker-style-name="T3"><text:span text:style-name="T4">3.Retirar de la cuenta 001</text:span><text:span text:style-name="T4"/></text:p>
      <text:p text:style-name="P6" loext:marker-style-name="T3"><text:span text:style-name="T4">4.Retirar de la cuenta 002</text:span><text:span text:style-name="T4"/></text:p>
      <text:p text:style-name="P6" loext:marker-style-name="T3"><text:span text:style-name="T4">5.Visualizar ambas cuentas</text:span><text:span text:style-name="T4"/></text:p>
      <text:p text:style-name="P6" loext:marker-style-name="T3"><text:span text:style-name="T4">6.Fin</text:span><text:span text:style-name="T4"/></text:p>
      <text:p text:style-name="P2" loext:marker-style-name="T4"><text:span text:style-name="T4">Dicho menú se ejecutará, realizando las operaciones oportunas para cada opción hasta que el usuario elija la opción de fin.</text:span><text:span text:style-name="T4"/></text:p>
      <text:p text:style-name="P2" loext:marker-style-name="T13"><text:span text:style-name="Título_20_3_20_Car"><text:span text:style-name="T2">Ejer5.-</text:span></text:span><text:span text:style-name="T13">Se pide realizar una clase para manejar fechas</text:span></text:p>
      <text:p text:style-name="P7" loext:marker-style-name="T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 loext:marker-style-name="T13"><text:span text:style-name="T13">Fecha</text:span><text:span text:style-name="T13"/></text:p>
          </table:table-cell>
        </table:table-row>
        <table:table-row table:style-name="Tabla3.1">
          <table:table-cell table:style-name="Tabla3.A1" office:value-type="string">
            <text:p text:style-name="P8" loext:marker-style-name="T14"><text:span text:style-name="T14">private int dia;</text:span><text:span text:style-name="T14"/></text:p>
            <text:p text:style-name="P9" loext:marker-style-name="T14"/>
            <text:p text:style-name="P8" loext:marker-style-name="T14"><text:span text:style-name="T14">private int mes;</text:span><text:span text:style-name="T14"/></text:p>
            <text:p text:style-name="P9" loext:marker-style-name="T14"/>
            <text:p text:style-name="P8" loext:marker-style-name="T14"><text:span text:style-name="T13">privateint</text:span><text:span text:style-name="T14">año;</text:span></text:p>
            <text:p text:style-name="P10" loext:marker-style-name="T13"/>
          </table:table-cell>
        </table:table-row>
        <table:table-row table:style-name="Tabla3.1">
          <table:table-cell table:style-name="Tabla3.A1" office:value-type="string">
            <text:p text:style-name="P11" loext:marker-style-name="T13"><text:span text:style-name="T13">// Crear el constructor necesario</text:span><text:span text:style-name="T13"/></text:p>
            <text:p text:style-name="P10" loext:marker-style-name="T13"/>
            <text:p text:style-name="P8" loext:marker-style-name="T13"><text:span text:style-name="T13">privateStringgetMesLetras()</text:span><text:span text:style-name="T13"/></text:p>
            <text:p text:style-name="P12" loext:marker-style-name="T13"/>
            <text:p text:style-name="P8" loext:marker-style-name="T13"><text:span text:style-name="T13">- <text:s text:c="2"/>Devuelve una cadena que contiene el <text:s/>mes con letras: enero, febrero ... diciembre</text:span><text:span text:style-name="T13"/></text:p>
            <text:p text:style-name="P12" loext:marker-style-name="T13"/>
            <text:p text:style-name="P8" loext:marker-style-name="T13"><text:span text:style-name="T13">privatebooleanesBisiesto()</text:span><text:span text:style-name="T13"/></text:p>
            <text:p text:style-name="P12" loext:marker-style-name="T13"/>
            <text:p text:style-name="P8" loext:marker-style-name="T13"><text:span text:style-name="T13"><text:s text:c="3"/>- <text:s text:c="2"/>Devuelve true si el año es bisiesto y false en caso contrario</text:span><text:span text:style-name="T13"/></text:p>
            <text:p text:style-name="P12" loext:marker-style-name="T13"/>
            <text:p text:style-name="P8" loext:marker-style-name="T13"><text:span text:style-name="T13">privateintgetDiasMes()</text:span><text:span text:style-name="T13"/></text:p>
            <text:p text:style-name="P12" loext:marker-style-name="T13"/>
            <text:p text:style-name="P8" loext:marker-style-name="T13"><text:span text:style-name="T13"><text:s text:c="3"/>- <text:s text:c="2"/>Devuelve el número de días que tiene el mes. <text:s/>Teniendo en cuenta que si el año es bisiesto el mes de febrero tendrá 29 días.</text:span><text:span text:style-name="T13"/></text:p>
            <text:p text:style-name="P12" loext:marker-style-name="T13"/>
            <text:p text:style-name="P8" loext:marker-style-name="T13"><text:span text:style-name="T13">publicbooleanesCorrecta()</text:span><text:span text:style-name="T13"/></text:p>
            <text:p text:style-name="P12" loext:marker-style-name="T13"/>
            <text:p text:style-name="P8" loext:marker-style-name="T13"><text:span text:style-name="T13">- <text:s/>Devuelve true si la fecha es correcta.</text:span><text:span text:style-name="T13"/></text:p>
            <text:p text:style-name="P12" loext:marker-style-name="T13"/>
            <text:p text:style-name="P8" loext:marker-style-name="T13"><text:span text:style-name="T13">publicStringtoString( ) </text:span><text:span text:style-name="T13"/></text:p>
            <text:p text:style-name="P12" loext:marker-style-name="T13"/>
            <text:list text:style-name="WWNum1">
              <text:list-item>
                <text:p text:style-name="P13" loext:marker-style-name="T13"><text:span text:style-name="T13">Devuelve la fecha con el formato largo </text:span><text:span text:style-name="T15"></text:span><text:span text:style-name="T13"> 12 de diciembre de 2018</text:span></text:p>
              </text:list-item>
            </text:list>
            <text:p text:style-name="P10" loext:marker-style-name="T13"/>
          </table:table-cell>
        </table:table-row>
      </table:table>
      <text:p text:style-name="P7" loext:marker-style-name="T13"/>
      <text:p text:style-name="P7" loext:marker-style-name="T13"/>
      <text:p text:style-name="P2" loext:marker-style-name="T13"><text:span text:style-name="T13">Se pedirán fechas por teclado (dia, mes y año) , se indicará si es correcta o no y posteriormente se mostrará la fecha larga:</text:span><text:span text:style-name="T13"/></text:p>
      <text:p text:style-name="P2" loext:marker-style-name="T13"><text:soft-page-break/><text:span text:style-name="T13">12 de diciembre de 2018</text:span><text:span text:style-name="T13"/></text:p>
      <text:p text:style-name="P2" loext:marker-style-name="T13"><text:span text:style-name="T13">Cuando se introduzca un 0 en el día, el programa terminará, sin pedir el mes y el año.</text:span><text:span text:style-name="T13"/></text:p>
      <text:p text:style-name="P14" loext:marker-style-name="T2"><text:span text:style-name="Título_20_3_20_Car"><text:span text:style-name="T2"/></text:span></text:p>
      <text:p text:style-name="P2" loext:marker-style-name="T3"><text:span text:style-name="Título_20_2_20_Car">Ejer4:</text:span><text:span text:style-name="T3"> Crea la clase Alumno</text:span></text:p>
      <text:p text:style-name="P15" loext:marker-style-name="T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 loext:marker-style-name="T3"><text:span text:style-name="T3">Alumno</text:span><text:span text:style-name="T3"/></text:p>
          </table:table-cell>
        </table:table-row>
        <table:table-row table:style-name="Tabla4.1">
          <table:table-cell table:style-name="Tabla4.A1" office:value-type="string">
            <text:p text:style-name="P16" loext:marker-style-name="T3"><text:span text:style-name="T3">String nombre</text:span><text:span text:style-name="T3"/></text:p>
            <text:p text:style-name="P16" loext:marker-style-name="T3"><text:span text:style-name="T3">Float nota</text:span><text:span text:style-name="T3"/></text:p>
            <text:p text:style-name="P16" loext:marker-style-name="T3"><text:span text:style-name="T3">int edad</text:span><text:span text:style-name="T3"/></text:p>
          </table:table-cell>
        </table:table-row>
        <table:table-row table:style-name="Tabla4.1">
          <table:table-cell table:style-name="Tabla4.A1" office:value-type="string">
            <text:p text:style-name="P16" loext:marker-style-name="T3"><text:span text:style-name="T3">Alumno(String n) {</text:span><text:span text:style-name="T3"/></text:p>
            <text:p text:style-name="P16" loext:marker-style-name="T3"><text:span text:style-name="T3">//Guarda el nombre que le pasamos como parámetro en la variable nombre</text:span><text:span text:style-name="T3"/></text:p>
            <text:p text:style-name="P16" loext:marker-style-name="T3"><text:span text:style-name="T3">}</text:span><text:span text:style-name="T3"/></text:p>
            <text:p text:style-name="P16" loext:marker-style-name="T3"><text:span text:style-name="T3">ponNota(int n) {</text:span><text:span text:style-name="T3"/></text:p>
            <text:p text:style-name="P16" loext:marker-style-name="T3"><text:span text:style-name="T3">// Guarda la nota que le pasamos como parámetro en la variable nota</text:span><text:span text:style-name="T3"/></text:p>
            <text:p text:style-name="P16" loext:marker-style-name="T3"><text:span text:style-name="T3">}</text:span><text:span text:style-name="T3"/></text:p>
            <text:p text:style-name="P16" loext:marker-style-name="T3"><text:span text:style-name="T3">toString( ) {</text:span><text:span text:style-name="T3"/></text:p>
            <text:p text:style-name="P16" loext:marker-style-name="T3"><text:span text:style-name="T3">// los datos del alumno.</text:span><text:span text:style-name="T3"/></text:p>
            <text:p text:style-name="P16" loext:marker-style-name="T3"><text:span text:style-name="T3">}</text:span><text:span text:style-name="T3"/></text:p>
            <text:p text:style-name="P17" loext:marker-style-name="T3"/>
          </table:table-cell>
        </table:table-row>
      </table:table>
      <text:p text:style-name="P18" loext:marker-style-name="T3"/>
      <text:p text:style-name="P15" loext:marker-style-name="T3"/>
      <text:p text:style-name="P6" loext:marker-style-name="T3"><text:span text:style-name="T3">En el main tendremos un array con 5 alumnos.</text:span><text:span text:style-name="T3"/></text:p>
      <text:p text:style-name="P6" loext:marker-style-name="T3"><text:span text:style-name="T3">Tareas a realizar:</text:span><text:span text:style-name="T3"/></text:p>
      <text:p text:style-name="P6" loext:marker-style-name="T3"><text:span text:style-name="T3">1.Pedir el nombre de los 5 alumnos y crearlos.</text:span><text:span text:style-name="T3"/></text:p>
      <text:p text:style-name="P6" loext:marker-style-name="T3"><text:span text:style-name="T3">2.Pedir la nota de los 5 alumnos</text:span><text:span text:style-name="T3"/></text:p>
      <text:p text:style-name="P6" loext:marker-style-name="T3"><text:span text:style-name="T3">3.Mostrar la nota media.</text:span><text:span text:style-name="T3"/></text:p>
      <text:p text:style-name="P6" loext:marker-style-name="T3"><text:span text:style-name="T3">4.Mostrar los alumnos que tienen la nota más alta que la nota media.</text:span><text:span text:style-name="T3"/></text:p>
      <text:p text:style-name="P6" loext:marker-style-name="T3"><text:span text:style-name="T3">5.Mostrar el alumno con la peor nota.</text:span><text:span text:style-name="T3"/></text:p>
      <text:p text:style-name="Standard"/>
      <text:h text:style-name="Heading_20_1" text:outline-level="1" loext:marker-style-name="T16"><text:span text:style-name="T16">Ejer6</text:span><text:span text:style-name="T16"/></text:h>
      <text:p text:style-name="Standard" loext:marker-style-name="T2"><text:span text:style-name="T2">Se pide realizar una calculadora de números racionales. <text:s/>Para ello se pedirá primero un número racional, numerador y denominador, después la operación a realizar: “+”, “-“, “*” ó “/” y finalmente el segundo número racional con el que operar.</text:span><text:span text:style-name="T2"/></text:p>
      <text:p text:style-name="Standard" loext:marker-style-name="T2"><text:span text:style-name="T2">Se tendrá que crear la siguiente clase:</text:span><text:span text:style-name="T2"/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1" loext:marker-style-name="T2"><text:span text:style-name="T2">NumeroRacional</text:span><text:span text:style-name="T2"/></text:p>
          </table:table-cell>
        </table:table-row>
        <table:table-row table:style-name="Tabla5.1">
          <table:table-cell table:style-name="Tabla5.A1" office:value-type="string">
            <text:p text:style-name="P11" loext:marker-style-name="T2"><text:span text:style-name="T2">int numerador;</text:span><text:span text:style-name="T2"/></text:p>
            <text:p text:style-name="P11" loext:marker-style-name="T2"><text:span text:style-name="T2">int denominador;</text:span><text:span text:style-name="T2"/></text:p>
          </table:table-cell>
        </table:table-row>
        <table:table-row table:style-name="Tabla5.1">
          <table:table-cell table:style-name="Tabla5.A1" office:value-type="string">
            <text:p text:style-name="P19" loext:marker-style-name="T2">//Constructor</text:p>
            <text:p text:style-name="P19" loext:marker-style-name="T2"/>
            <text:p text:style-name="P19" loext:marker-style-name="T17">//<text:span text:style-name="T18">Metodos</text:span><text:span text:style-name="T19"/></text:p>
            <text:p text:style-name="P11" loext:marker-style-name="T2"><text:span text:style-name="T2">publicNumeroRacional suma (NumeroRacional op2) {</text:span><text:span text:style-name="T2"/></text:p>
            <text:p text:style-name="P19" loext:marker-style-name="T2"/>
            <text:p text:style-name="P11" loext:marker-style-name="T2"><text:span text:style-name="T2">}</text:span><text:span text:style-name="T2"/></text:p>
            <text:p text:style-name="P11" loext:marker-style-name="T2"><text:span text:style-name="T2">publicNumeroRacional resta (NumeroRacional op2) {</text:span><text:span text:style-name="T2"/></text:p>
            <text:p text:style-name="P19" loext:marker-style-name="T2"><text:soft-page-break/></text:p>
            <text:p text:style-name="P11" loext:marker-style-name="T2"><text:span text:style-name="T2">}</text:span><text:span text:style-name="T2"/></text:p>
            <text:p text:style-name="P11" loext:marker-style-name="T2"><text:span text:style-name="T2">publicNumeroRacionalmultiplicacion (NumeroRacional op2) {</text:span><text:span text:style-name="T2"/></text:p>
            <text:p text:style-name="P19" loext:marker-style-name="T2"/>
            <text:p text:style-name="P11" loext:marker-style-name="T2"><text:span text:style-name="T2">}</text:span><text:span text:style-name="T2"/></text:p>
            <text:p text:style-name="P11" loext:marker-style-name="T2"><text:span text:style-name="T2">publicNumeroRacionaldivision (NumeroRacional op2) {</text:span><text:span text:style-name="T2"/></text:p>
            <text:p text:style-name="P19" loext:marker-style-name="T2"/>
            <text:p text:style-name="P11" loext:marker-style-name="T2"><text:span text:style-name="T2">}</text:span><text:span text:style-name="T2"/></text:p>
          </table:table-cell>
        </table:table-row>
      </table:table>
      <text:p text:style-name="P20" loext:marker-style-name="T2"/>
      <text:p text:style-name="Standard"><text:span text:style-name="T20">Ejer7.-</text:span> <text:s/>Crear la clase LineaAutobus con las siguientes características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1">LineaAutobus</text:p>
          </table:table-cell>
        </table:table-row>
        <table:table-row table:style-name="Tabla6.1">
          <table:table-cell table:style-name="Tabla6.A1" office:value-type="string">
            <text:p text:style-name="P11">StringnumLinea;</text:p>
            <text:p text:style-name="P11">int <text:s text:c="2"/>frecuencia;</text:p>
            <text:p text:style-name="P11">int [ ] <text:s text:c="2"/>paradas;</text:p>
          </table:table-cell>
        </table:table-row>
        <table:table-row table:style-name="Tabla6.1">
          <table:table-cell table:style-name="Tabla6.A1" office:value-type="string">
            <text:p text:style-name="P11">//constructor</text:p>
            <text:p text:style-name="P11">//set para frecuencia</text:p>
            <text:p text:style-name="P11">//getters</text:p>
            <text:p text:style-name="P11">//toString mostrará dos líneas:</text:p>
            <text:p text:style-name="P11">Línea: 34 <text:s/>Frecuencia: 15 minutos</text:p>
            <text:p text:style-name="P11">Paradas 152 – 14 – 178 – 195 – 45 – 66 – 39</text:p>
            <text:p text:style-name="P11"/>
          </table:table-cell>
        </table:table-row>
      </table:table>
      <text:p text:style-name="Standard"/>
      <text:p text:style-name="Standard"/>
      <text:p text:style-name="Standard">Desde el main, se crearán 4 líneas de autobús con datos aleatorios, y se mostrarán por pantalla.</text:p>
      <text:p text:style-name="Standard"/>
      <text:p text:style-name="P2" loext:marker-style-name="Título 1 Car"><text:span text:style-name="Título_20_1_20_Car">Ejer8</text:span></text:p>
      <text:p text:style-name="P21" loext:marker-style-name="T13"><text:span text:style-name="T13">Crear la siguiente clase:</text:span><text:span text:style-name="T13"/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1" loext:marker-style-name="T13"><text:span text:style-name="T13">NIF</text:span><text:span text:style-name="T13"/></text:p>
          </table:table-cell>
        </table:table-row>
        <table:table-row table:style-name="Tabla8.1">
          <table:table-cell table:style-name="Tabla8.A1" office:value-type="string">
            <text:p text:style-name="P11" loext:marker-style-name="T13"><text:span text:style-name="T13">String <text:s/>parteNumerica</text:span><text:span text:style-name="T13"/></text:p>
            <text:p text:style-name="P11" loext:marker-style-name="T13"><text:span text:style-name="T13">int <text:s/>num;</text:span><text:span text:style-name="T13"/></text:p>
            <text:p text:style-name="P11" loext:marker-style-name="T13"><text:span text:style-name="T13">char <text:s text:c="4"/>letraFinal, <text:s/>letraInicial;</text:span><text:span text:style-name="T13"/></text:p>
          </table:table-cell>
        </table:table-row>
        <table:table-row table:style-name="Tabla8.1">
          <table:table-cell table:style-name="Tabla8.A1" office:value-type="string">
            <text:p text:style-name="P11" loext:marker-style-name="T13"><text:span text:style-name="T13">Dni(String cadena) {</text:span><text:span text:style-name="T13"/></text:p>
            <text:p text:style-name="P11" loext:marker-style-name="T13"><text:span text:style-name="T13">//Desglosa cada una de las partes del dni. <text:s/></text:span><text:span text:style-name="T13"/></text:p>
            <text:list text:style-name="WWNum2">
              <text:list-item>
                <text:p text:style-name="P22" loext:marker-style-name="T13"><text:span text:style-name="T13">Si es dni en letraInicial pondremos una #, pero no se mostrará. </text:span><text:span text:style-name="T13"/></text:p>
              </text:list-item>
              <text:list-item>
                <text:p text:style-name="P22" loext:marker-style-name="T13"><text:span text:style-name="T13">Si es Nie, <text:s/>letraInicial será la primera letra y en la primera posición de los 7 números que le corresponden, se pondrá el número adecuado. <text:s/>Si la letra inicial no es correcta se pondrá todo a ceros. Ver ejemplo.</text:span><text:span text:style-name="T13"/></text:p>
              </text:list-item>
              <text:list-item>
                <text:p text:style-name="P22" loext:marker-style-name="T13"><text:span text:style-name="T13">Si hay letras en la parte numérica, se pondrá igualmente todo a ceros.</text:span><text:span text:style-name="T13"/></text:p>
              </text:list-item>
              <text:list-item>
                <text:p text:style-name="P22" loext:marker-style-name="T13"><text:span text:style-name="T13">Si el último carácter no es una letra, se calculará</text:span><text:span text:style-name="T13"/></text:p>
              </text:list-item>
            </text:list>
            <text:p text:style-name="P11" loext:marker-style-name="T13"><text:span text:style-name="T13">/* Ejemplos:</text:span><text:span text:style-name="T13"/></text:p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column table:style-name="Tabla7.E"/>
              <table:table-row table:style-name="Tabla7.1">
                <table:table-cell table:style-name="Tabla7.A1" office:value-type="string">
                  <text:p text:style-name="P11" loext:marker-style-name="T13"><text:span text:style-name="T13">cadena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letraInicial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num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parteNumerica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letraFinal</text:span><text:span text:style-name="T13"/></text:p>
                </table:table-cell>
              </table:table-row>
              <table:table-row table:style-name="Tabla7.1">
                <table:table-cell table:style-name="Tabla7.A1" office:value-type="string">
                  <text:p text:style-name="P11" loext:marker-style-name="T13"><text:soft-page-break/><text:span text:style-name="T13">125544f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#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125544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00125544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F</text:span><text:span text:style-name="T13"/></text:p>
                </table:table-cell>
              </table:table-row>
              <table:table-row table:style-name="Tabla7.1">
                <table:table-cell table:style-name="Tabla7.A1" office:value-type="string">
                  <text:p text:style-name="P11" loext:marker-style-name="T13"><text:span text:style-name="T13">y22j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Y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1000022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000022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J</text:span><text:span text:style-name="T13"/></text:p>
                </table:table-cell>
              </table:table-row>
              <table:table-row table:style-name="Tabla7.1">
                <table:table-cell table:style-name="Tabla7.A1" office:value-type="string">
                  <text:p text:style-name="P11" loext:marker-style-name="T13"><text:span text:style-name="T13">H35444d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#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0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00000000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0</text:span><text:span text:style-name="T13"/></text:p>
                </table:table-cell>
              </table:table-row>
              <table:table-row table:style-name="Tabla7.1">
                <table:table-cell table:style-name="Tabla7.A1" office:value-type="string">
                  <text:p text:style-name="P11" loext:marker-style-name="T13"><text:span text:style-name="T13">12jj221m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#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0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00000000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0</text:span><text:span text:style-name="T13"/></text:p>
                </table:table-cell>
              </table:table-row>
              <table:table-row table:style-name="Tabla7.1">
                <table:table-cell table:style-name="Tabla7.A1" office:value-type="string">
                  <text:p text:style-name="P11" loext:marker-style-name="T13"><text:span text:style-name="T13">X25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X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25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0000025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W</text:span><text:span text:style-name="T13"/></text:p>
                </table:table-cell>
              </table:table-row>
              <table:table-row table:style-name="Tabla7.1">
                <table:table-cell table:style-name="Tabla7.A1" office:value-type="string">
                  <text:p text:style-name="P11" loext:marker-style-name="T13"><text:span text:style-name="T13">12345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#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12345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00012345</text:span><text:span text:style-name="T13"/></text:p>
                </table:table-cell>
                <table:table-cell table:style-name="Tabla7.A1" office:value-type="string">
                  <text:p text:style-name="P11" loext:marker-style-name="T13"><text:span text:style-name="T13">V</text:span><text:span text:style-name="T13"/></text:p>
                </table:table-cell>
              </table:table-row>
            </table:table>
            <text:p text:style-name="P10" loext:marker-style-name="T13"/>
            <text:p text:style-name="P11" loext:marker-style-name="T13"><text:span text:style-name="T13">}</text:span><text:span text:style-name="T13"/></text:p>
            <text:p text:style-name="P11" loext:marker-style-name="T13"><text:span text:style-name="T13">Dni (intnum) {</text:span><text:span text:style-name="T13"/></text:p>
            <text:p text:style-name="P11" loext:marker-style-name="T13"><text:span text:style-name="T13">//guarda el numero en la parte numérica y calcula la letra que la guardará en letraFinal</text:span><text:span text:style-name="T13"/></text:p>
            <text:p text:style-name="P11" loext:marker-style-name="T13"><text:span text:style-name="T13">}</text:span><text:span text:style-name="T13"/></text:p>
            <text:p text:style-name="P10" loext:marker-style-name="T13"/>
            <text:p text:style-name="P11" loext:marker-style-name="T13"><text:span text:style-name="T13">booleandniCorrecto() {</text:span><text:span text:style-name="T13"/></text:p>
            <text:p text:style-name="P11" loext:marker-style-name="T13"><text:span text:style-name="T13">/*devuelve true si el DNI es correcto</text:span><text:span text:style-name="T13"/></text:p>
            <text:p text:style-name="P11" loext:marker-style-name="T13"><text:span text:style-name="T13">la letra inicial sólo puede ser ‘x’, ‘y’ , ‘z’ ó ‘#‘</text:span><text:span text:style-name="T13"/></text:p>
            <text:p text:style-name="P11" loext:marker-style-name="T13"><text:span text:style-name="T13">x </text:span><text:span text:style-name="T15"></text:span><text:span text:style-name="T13"> 0</text:span><text:span text:style-name="T21"></text:span><text:span text:style-name="T13"> se cambiará por un 0 en la partenumérica</text:span></text:p>
            <text:p text:style-name="P11" loext:marker-style-name="T13"><text:span text:style-name="T13">y</text:span><text:span text:style-name="T15"></text:span><text:span text:style-name="T13"> 1</text:span><text:span text:style-name="T21"></text:span><text:span text:style-name="T13"> se cambiará por un 1 en la partenumérica</text:span></text:p>
            <text:p text:style-name="P11" loext:marker-style-name="T13"><text:span text:style-name="T13">z </text:span><text:span text:style-name="T15"></text:span><text:span text:style-name="T13"> 2</text:span><text:span text:style-name="T21"></text:span><text:span text:style-name="T13"> se cambiará por un 2 en la partenumérica</text:span></text:p>
            <text:p text:style-name="P11" loext:marker-style-name="T13"><text:span text:style-name="T13">La letra final se calcula con el resto de divider el número entre 23 y con el siguienteorden:</text:span><text:span text:style-name="T13"/></text:p>
            <text:p text:style-name="P11" loext:marker-style-name="T13"><text:span text:style-name="T13">TRWAGMYFPDXBNJZSQVHLCKE</text:span><text:span text:style-name="T13"/></text:p>
            <text:p text:style-name="P11" loext:marker-style-name="T13"><text:span text:style-name="T13">*/</text:span><text:span text:style-name="T13"/></text:p>
            <text:p text:style-name="P11" loext:marker-style-name="T13"><text:span text:style-name="T13">}</text:span><text:span text:style-name="T13"/></text:p>
            <text:p text:style-name="P11" loext:marker-style-name="T13"><text:span text:style-name="T13">String toString() {</text:span><text:span text:style-name="T13"/></text:p>
            <text:p text:style-name="P11" loext:marker-style-name="T13"><text:span text:style-name="T13">//muestra el Dni completo, con el formato que se indica en el enunciado</text:span><text:span text:style-name="T13"/></text:p>
          </table:table-cell>
        </table:table-row>
      </table:table>
      <text:p text:style-name="P23" loext:marker-style-name="T13"/>
      <text:p text:style-name="P21" loext:marker-style-name="T13"><text:span text:style-name="T13">Para comprobar el funcionamiento: <text:s/></text:span><text:a xlink:type="simple" xlink:href="https://www.letranif.com/" text:style-name="Internet_20_link" text:visited-style-name="Visited_20_Internet_20_Link"><text:span text:style-name="Internet_20_link">https://www.letranif.com/</text:span></text:a></text:p>
      <text:p text:style-name="P21" loext:marker-style-name="T13"><text:span text:style-name="T13">Funcionamiento de la clase principal para comprobar la clase:</text:span><text:span text:style-name="T13"/></text:p>
      <text:p text:style-name="P2" loext:marker-style-name="T13"><text:span text:style-name="T13">Se pedirán documentos por teclado y se mostrará si es correcto o no. Si es correcto se mostrará con el siguiente formato:</text:span><text:span text:style-name="T13"/></text:p>
      <text:p text:style-name="P2" loext:marker-style-name="T13"><text:span text:style-name="T13">DNI<text:tab/> NNNNNNNN-L</text:span><text:span text:style-name="T13"/></text:p>
      <text:p text:style-name="P2" loext:marker-style-name="T13"><text:span text:style-name="T13">NIE <text:tab/>LNNNNNNN-L</text:span><text:span text:style-name="T13"/></text:p>
      <text:p text:style-name="P2" loext:marker-style-name="T13"><text:span text:style-name="T13"><text:s text:c="2"/>Se pedirán hasta que se introduzca un documento vacío.</text:span><text:span text:style-name="T13"/></text:p>
      <text:p text:style-name="Standard"/>
      <text:p text:style-name="P2" loext:marker-style-name="T3"><text:span text:style-name="Título_20_1_20_Car"><text:span text:style-name="T22">Ejer9.-</text:span></text:span><text:span text:style-name="T23">  </text:span><text:span text:style-name="T3">Se pide simular múltiples lanzamientos de dos dados.  Para ello utilizaremos la</text:span><text:bookmark text:name="_GoBack"/><text:span text:style-name="T3"> <text:s/>siguiente clase:</text:span></text:p>
      <text:p text:style-name="P24" loext:marker-style-name="T24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" loext:marker-style-name="T3"><text:span text:style-name="T23"><text:s text:c="5"/>Lanzador</text:span><text:span text:style-name="T23"/></text:p>
          </table:table-cell>
        </table:table-row>
        <table:table-row table:style-name="Tabla9.1">
          <table:table-cell table:style-name="Tabla9.A2" office:value-type="string">
            <text:p text:style-name="P3" loext:marker-style-name="T3"><text:span text:style-name="T3"><text:s text:c="5"/>int <text:s text:c="2"/>dado1, <text:s text:c="2"/>dado2</text:span><text:span text:style-name="T3"/></text:p>
          </table:table-cell>
        </table:table-row>
        <table:table-row table:style-name="Tabla9.1">
          <table:table-cell table:style-name="Tabla9.A3" office:value-type="string">
            <text:p text:style-name="P3" loext:marker-style-name="T3"><text:span text:style-name="T3">    </text:span><text:span text:style-name="T23">public <text:s/>void <text:s text:c="2"/>lanza()</text:span><text:span text:style-name="T3"> {</text:span></text:p>
            <text:p text:style-name="P3" loext:marker-style-name="T3"><text:span text:style-name="T3">        //Genera números aleatorios para dado1 y dado2 entre 1 y 6</text:span><text:span text:style-name="T3"/></text:p>
            <text:p text:style-name="P3" loext:marker-style-name="T3"><text:span text:style-name="T3">        //Recuerda:(int)(Math.random()*6)+1;</text:span><text:span text:style-name="T3"/></text:p>
            <text:p text:style-name="P3" loext:marker-style-name="T3"><text:span text:style-name="T3">    }</text:span><text:span text:style-name="T3"/></text:p>
            <text:p text:style-name="P3" loext:marker-style-name="T3"><text:span text:style-name="T23">    public <text:s text:c="3"/>boolean <text:s text:c="2"/>sonIguales()</text:span><text:span text:style-name="T3"> {</text:span></text:p>
            <text:p text:style-name="P3" loext:marker-style-name="T3"><text:span text:style-name="T3">        //Devuelve true si ambos dados son iguales, false en caso contrario</text:span><text:span text:style-name="T3"/></text:p>
            <text:p text:style-name="P3" loext:marker-style-name="T3"><text:span text:style-name="T3">    }</text:span><text:span text:style-name="T3"/></text:p>
            <text:p text:style-name="P3" loext:marker-style-name="T3"><text:soft-page-break/><text:span text:style-name="T23">    public <text:s text:c="2"/>void <text:s text:c="3"/>muestraDados()</text:span><text:span text:style-name="T3"> {</text:span></text:p>
            <text:p text:style-name="P3" loext:marker-style-name="T3"><text:span text:style-name="T3">        //Muestra el valor que tiene cada dado</text:span><text:span text:style-name="T3"/></text:p>
            <text:p text:style-name="P3" loext:marker-style-name="T3"><text:span text:style-name="T3">    }</text:span><text:span text:style-name="T3"/></text:p>
          </table:table-cell>
        </table:table-row>
        <table:table-row table:style-name="Tabla9.1">
          <table:table-cell table:style-name="Tabla9.A3" office:value-type="string">
            <text:p text:style-name="P25" loext:marker-style-name="T3"/>
          </table:table-cell>
        </table:table-row>
        <table:table-row table:style-name="Tabla9.1">
          <table:table-cell table:style-name="Tabla9.A2" office:value-type="string">
            <text:p text:style-name="P25" loext:marker-style-name="T3"/>
          </table:table-cell>
        </table:table-row>
      </table:table>
      <text:p text:style-name="P2" loext:marker-style-name="T3"><text:span text:style-name="T23">Funcionamiento:</text:span><text:span text:style-name="T3">  El programa pedirá un nº para saber cuántas veces ha de lanzarse los dados, se mostrará por pantalla la simulación de todas las tiradas de los dados, y al final se mostrará el nº de veces que los dados han sido iguales.  Se volverá a pedir un nº, y se repetirá el juego hasta que el nº introducido sea cero.</text:span></text:p>
      <text:p text:style-name="Standard"/>
      <text:p text:style-name="Standard" loext:marker-style-name="T22"><text:span text:style-name="Título_20_1_20_Car"><text:span text:style-name="T22">Ejer10.-</text:span></text:span><text:span text:style-name="T22"/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1">Cliente</text:p>
          </table:table-cell>
        </table:table-row>
        <table:table-row table:style-name="Tabla10.1">
          <table:table-cell table:style-name="Tabla10.A1" office:value-type="string">
            <text:p text:style-name="P11" loext:marker-style-name="T25"><text:span text:style-name="T25">String nombre</text:span><text:span text:style-name="T25"/></text:p>
            <text:p text:style-name="P11" loext:marker-style-name="T25"><text:span text:style-name="T25">float cuota</text:span><text:span text:style-name="T25"/></text:p>
            <text:p text:style-name="P11" loext:marker-style-name="T25"><text:span text:style-name="T25">String deporte</text:span><text:span text:style-name="T25"/></text:p>
          </table:table-cell>
        </table:table-row>
        <table:table-row table:style-name="Tabla10.1">
          <table:table-cell table:style-name="Tabla10.A1" office:value-type="string">
            <text:p text:style-name="P11">//constructor getters &amp; Setters</text:p>
          </table:table-cell>
        </table:table-row>
      </table:table>
      <text:p text:style-name="Standard"/>
      <text:p text:style-name="Standard"/>
      <text:p text:style-name="Standard">Se tendrá un array con 10 clientes y se mostrará un menú permitiendo dar de alta y mostrar clientes. <text:s/>Se admiten nombres repetidos.</text:p>
      <text:p text:style-name="Standard">2ª parte.-</text:p>
      <text:p text:style-name="Standard">Baja. Se mostrará un menú como el siguiente:</text:p>
      <text:p text:style-name="Standard">000<text:tab/>Pepe<text:tab/><text:tab/>Natación</text:p>
      <text:p text:style-name="Standard">002<text:tab/>Juan<text:tab/><text:tab/>Alpinismo</text:p>
      <text:p text:style-name="Standard">007<text:tab/>Eva<text:tab/><text:tab/>Submarinismo</text:p>
      <text:p text:style-name="Standard">Siendo el primer número la posición que ocupa el cliente en el array. <text:s/>Se pide al usuario que introduzca el número de cliente, se mostrará <text:span text:style-name="T26">toda</text:span> su información y se pedirá una confirmación de baja, una vez confirmado, se procederá a poner a null ese cliente.</text:p>
      <text:p text:style-name="Standard"/>
      <text:p text:style-name="P2" loext:marker-style-name="T27"><text:span text:style-name="T27">Ejer11</text:span><text:span text:style-name="T27"/></text:p>
      <text:p text:style-name="P2" loext:marker-style-name="T28"><text:span text:style-name="T29"> Crearemos la clase alumno para que tenga las notas de los 3 trimestres. El expediente tendrá el siguiente formato:LE/001, siendo 001 un contador que se irá incrementando cada vez que se crea un alumno</text:span><text:span text:style-name="T28"/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6" loext:marker-style-name="T28"><text:span text:style-name="T29">Alumno</text:span><text:span text:style-name="T28"/></text:p>
          </table:table-cell>
        </table:table-row>
        <table:table-row table:style-name="Tabla11.1">
          <table:table-cell table:style-name="Tabla11.A2" office:value-type="string">
            <text:p text:style-name="P6" loext:marker-style-name="T28"><text:span text:style-name="T29">String expediente</text:span><text:span text:style-name="T28"/></text:p>
            <text:p text:style-name="P6" loext:marker-style-name="T28"><text:span text:style-name="T29">String nombre</text:span><text:span text:style-name="T28"/></text:p>
            <text:p text:style-name="P6" loext:marker-style-name="T28"><text:span text:style-name="T29">int [] nota</text:span><text:span text:style-name="T28"/></text:p>
          </table:table-cell>
        </table:table-row>
        <text:soft-page-break/>
        <table:table-row table:style-name="Tabla11.1">
          <table:table-cell table:style-name="Tabla11.A2" office:value-type="string">
            <text:p text:style-name="P6" loext:marker-style-name="T28"><text:span text:style-name="T29">Alumno(String n) {</text:span><text:span text:style-name="T28"/></text:p>
            <text:p text:style-name="P6" loext:marker-style-name="T28"><text:span text:style-name="T29">//Guarda el nombre que le pasamos como parámetro en la variable nombre</text:span><text:span text:style-name="T28"/></text:p>
            <text:p text:style-name="P6" loext:marker-style-name="T28"><text:span text:style-name="T29">}</text:span><text:span text:style-name="T28"/></text:p>
            <text:p text:style-name="P6" loext:marker-style-name="T28"><text:span text:style-name="T29">ponNota(int n, int evaluacion) {</text:span><text:span text:style-name="T28"/></text:p>
            <text:p text:style-name="P6" loext:marker-style-name="T28"><text:span text:style-name="T29">// Guarda la nota que le pasamos como parámetro en la variable nota en la</text:span><text:span text:style-name="T28"/></text:p>
            <text:p text:style-name="P6" loext:marker-style-name="T28"><text:span text:style-name="T29">//evaluación indicada.</text:span><text:span text:style-name="T28"/></text:p>
            <text:p text:style-name="P6" loext:marker-style-name="T28"><text:span text:style-name="T29">}</text:span><text:span text:style-name="T28"/></text:p>
            <text:p text:style-name="P6" loext:marker-style-name="T28"><text:span text:style-name="T29">toString( ) {</text:span><text:span text:style-name="T28"/></text:p>
            <text:p text:style-name="P6" loext:marker-style-name="T28"><text:span text:style-name="T29">// los datos del alumno.</text:span><text:span text:style-name="T28"/></text:p>
            <text:p text:style-name="P6" loext:marker-style-name="T28"><text:span text:style-name="T29">}</text:span><text:span text:style-name="T28"/></text:p>
          </table:table-cell>
        </table:table-row>
        <table:table-row table:style-name="Tabla11.4">
          <table:table-cell table:style-name="Tabla11.A2" office:value-type="string">
            <text:p text:style-name="P26" loext:marker-style-name="T28"/>
          </table:table-cell>
        </table:table-row>
      </table:table>
      <text:p text:style-name="P6" loext:marker-style-name="T28"><text:span text:style-name="T29">En el main tendremos un array con 10 alumnos.</text:span><text:span text:style-name="T28"/></text:p>
      <text:p text:style-name="P6" loext:marker-style-name="T28"><text:span text:style-name="T29">Tareas a realizar:</text:span><text:span text:style-name="T28"/></text:p>
      <text:p text:style-name="P6" loext:marker-style-name="T28"><text:span text:style-name="T29">1.Generar 10 nombres de manera aleatoria para los alumnos con el siguiente array:</text:span><text:span text:style-name="T28"/></text:p>
      <text:p text:style-name="P6" loext:marker-style-name="T28"><text:span text:style-name="T29">String nombres[] = {"Ana”,”José”,”Luis”,”Eva”,”Sara”,”Julia”,”David”,”María”,”Manuel”,”Andrea”}</text:span><text:span text:style-name="T28"/></text:p>
      <text:p text:style-name="P6" loext:marker-style-name="T28"><text:span text:style-name="T29">2.Rellenar con números aleatorios todas las notas, y secuencialmente todos los números de expediente.</text:span><text:span text:style-name="T28"/></text:p>
      <text:p text:style-name="P6" loext:marker-style-name="T28"><text:span text:style-name="T29">3.Mostrar la nota media.</text:span><text:span text:style-name="T28"/></text:p>
      <text:p text:style-name="P6" loext:marker-style-name="T28"><text:span text:style-name="T29">4.Mostrar los alumnos que tienen la nota más alta que la nota media.</text:span><text:span text:style-name="T28"/></text:p>
      <text:p text:style-name="P6" loext:marker-style-name="T28"><text:span text:style-name="T29">5.Mostrar el alumno con la peor nota media</text:span><text:span text:style-name="T28"/></text:p>
      <text:p text:style-name="Standard"/>
      <text:p text:style-name="Standard"/>
      <text:h text:style-name="P27" text:outline-level="2">Ejer12. Clase Cuentas de Correo</text:h>
      <text:list xml:id="list1523089378" text:style-name="WWNum8">
        <text:list-item>
          <text:p text:style-name="P28">Crea la siguiente clase dentro de un paquete llamado <text:span text:style-name="T30">modelo</text:span></text:p>
        </text:list-item>
      </text:list>
      <text:p text:style-name="normal"/>
      <table:table table:name="Tabla12" table:style-name="Tabla12">
        <table:table-column table:style-name="Tabla12.A"/>
        <table:table-header-rows>
          <table:table-row table:style-name="Tabla12.1">
            <table:table-cell table:style-name="Tabla12.A1" office:value-type="string">
              <text:p text:style-name="P29">CuentasCorreo</text:p>
            </table:table-cell>
          </table:table-row>
          <table:table-row table:style-name="Tabla12.1">
            <table:table-cell table:style-name="Tabla12.A1" office:value-type="string">
              <text:list text:style-name="WWNum6">
                <text:list-item>
                  <text:p text:style-name="P30">String nombre</text:p>
                </text:list-item>
                <text:list-item>
                  <text:p text:style-name="P30">String apellido1</text:p>
                </text:list-item>
                <text:list-item>
                  <text:p text:style-name="P30">String apellido2</text:p>
                </text:list-item>
                <text:list-item>
                  <text:p text:style-name="P30">String correo</text:p>
                </text:list-item>
              </text:list>
            </table:table-cell>
          </table:table-row>
          <table:table-row table:style-name="Tabla12.1">
            <table:table-cell table:style-name="Tabla12.A1" office:value-type="string">
              <text:list text:style-name="WWNum7">
                <text:list-item>
                  <text:p text:style-name="P31">CuentasCorreo(String nombre, String apellido1, String Apellido2)</text:p>
                </text:list-item>
              </text:list>
              <text:p text:style-name="P29" loext:marker-style-name="T31">//Además de inicializar los datos, se generará la cuenta de correo electrónico poniendo <text:span text:style-name="T30">nombre.apellido1 + </text:span><text:span text:style-name="T31">dominio</text:span></text:p>
              <text:list text:continue-numbering="true" text:style-name="WWNum7">
                <text:list-item>
                  <text:p text:style-name="P31">Todos los getters</text:p>
                </text:list-item>
                <text:list-item>
                  <text:p text:style-name="P31">toString mostrando los datos en columnas</text:p>
                </text:list-item>
              </text:list>
            </table:table-cell>
          </table:table-row>
        </table:table-header-rows>
      </table:table>
      <text:p text:style-name="normal"/>
      <text:p text:style-name="normal"/>
      <text:p text:style-name="normal">Añadir a la clase anterior un parámetro que será el <text:span text:style-name="T26">dominio</text:span>. <text:s/>Este dominio se inicializará al arrancar la aplicación y será el mismo para todos los usuarios. <text:s/>Añadir los métodos que sean necesarios para inicializarlo.</text:p>
      <text:p text:style-name="normal"><text:soft-page-break/></text:p>
      <text:list xml:id="list110252713841806" text:continue-list="list1523089378" text:style-name="WWNum8">
        <text:list-item>
          <text:p text:style-name="P28">Crea la siguiente clase en el paquete gestor</text:p>
        </text:list-item>
      </text:list>
      <text:p text:style-name="normal"/>
      <table:table table:name="Tabla13" table:style-name="Tabla13">
        <table:table-column table:style-name="Tabla13.A"/>
        <table:table-header-rows>
          <table:table-row table:style-name="Tabla13.1">
            <table:table-cell table:style-name="Tabla13.A1" office:value-type="string">
              <text:p text:style-name="P29">GestorCuentas</text:p>
            </table:table-cell>
          </table:table-row>
          <table:table-row table:style-name="Tabla13.1">
            <table:table-cell table:style-name="Tabla13.A1" office:value-type="string">
              <text:list text:style-name="WWNum3">
                <text:list-item>
                  <text:p text:style-name="P32">CuentasCorreo [ ] cuentas</text:p>
                </text:list-item>
              </text:list>
            </table:table-cell>
          </table:table-row>
          <table:table-row table:style-name="Tabla13.1">
            <table:table-cell table:style-name="Tabla13.A1" office:value-type="string">
              <text:list text:style-name="WWNum4">
                <text:list-item>
                  <text:p text:style-name="P33">void inicializaCuentas()</text:p>
                </text:list-item>
              </text:list>
              <text:p text:style-name="P29">//Inicialmente se creará el array con 20 cuentas</text:p>
              <text:list text:continue-numbering="true" text:style-name="WWNum4">
                <text:list-item>
                  <text:p text:style-name="P33">boolean altaCuenta(String nombre, String apellido1, String apellido2)</text:p>
                </text:list-item>
              </text:list>
              <text:p text:style-name="P29">//devolverá true si el alta se ha producido correctamente</text:p>
              <text:list text:continue-numbering="true" text:style-name="WWNum4">
                <text:list-item>
                  <text:p text:style-name="P33">CuentaCorriente buscaPorNombre(String apellido1, String apellido2)</text:p>
                </text:list-item>
              </text:list>
              <text:p text:style-name="P29">//devolverá la cuenta corriente si la encuentra o null si no la ha encontrado</text:p>
              <text:list text:continue-numbering="true" text:style-name="WWNum4">
                <text:list-item>
                  <text:p text:style-name="P33">CuentaCorriente buscaPorCorreo(String correo)</text:p>
                </text:list-item>
              </text:list>
              <text:p text:style-name="P29">//devolverá la cuenta corriente si la encuentra o null si no la ha encontrado</text:p>
              <text:list text:style-name="WWNum5">
                <text:list-item>
                  <text:p text:style-name="P34">String Listado de cuentas( )</text:p>
                </text:list-item>
              </text:list>
              <text:p text:style-name="P29">//Devolverá un listado en forma de columnas con todos los datos de todas las cuentas. <text:s/>Cada cuenta estará numerada, comenzando con el 1.</text:p>
            </table:table-cell>
          </table:table-row>
        </table:table-header-rows>
      </table:table>
      <text:p text:style-name="normal"/>
      <text:list text:continue-list="list110252713841806" text:style-name="WWNum8">
        <text:list-item>
          <text:p text:style-name="P28">Crea la clase Main dentro del paquete <text:span text:style-name="T32">principal.</text:span><text:span text:style-name="T30"> <text:s/></text:span>Esta clase contendrá el método <text:span text:style-name="T30">main</text:span> proporcionando toda la comunicación con el usuario y mostrando el siguiente menú:</text:p>
        </text:list-item>
      </text:list>
      <text:p text:style-name="normal"><text:tab/><text:tab/>1.- <text:s/>Alta de Cuenta</text:p>
      <text:p text:style-name="normal"><text:tab/><text:tab/>2.- <text:s/>Listado de todas las cuentas</text:p>
      <text:p text:style-name="normal"><text:tab/><text:tab/>3.- Login</text:p>
      <text:p text:style-name="normal"><text:tab/><text:tab/></text:p>
      <text:p text:style-name="normal"><text:tab/><text:tab/>0.- <text:s/>Fin</text:p>
      <text:p text:style-name="Standard"><text:bookmark text:name="_92gqi3dcownr"/></text:p>
      <text:h text:style-name="Heading_20_2" text:outline-level="2">Ejer13. <text:s/>Libro</text:h>
      <text:p text:style-name="P35">Vamos a crear la clase Libro, con las siguientes propiedades y comportamiento.</text:p>
      <table:table table:name="Tabla14" table:style-name="Tabla14">
        <table:table-column table:style-name="Tabla14.A"/>
        <table:table-header-rows>
          <text:soft-page-break/>
          <table:table-row table:style-name="Tabla14.1">
            <table:table-cell table:style-name="Tabla14.A1" office:value-type="string">
              <text:p text:style-name="P36">Libro</text:p>
            </table:table-cell>
          </table:table-row>
          <table:table-row table:style-name="Tabla14.2">
            <table:table-cell table:style-name="Tabla14.A2" office:value-type="string">
              <text:p text:style-name="P36">private <text:s/>String <text:s/>titulo</text:p>
              <text:p text:style-name="P36">private int vecesPrestado</text:p>
              <text:p text:style-name="P36">private <text:s/>String autor //asumiremos que sólo hay uno</text:p>
              <text:p text:style-name="P36">private boolean prestable <text:s/>//indica si el ejemplar se puede prestar</text:p>
              <text:p text:style-name="P36">private boolean prestado <text:s/>//indica si el ejemplar está presatado</text:p>
            </table:table-cell>
          </table:table-row>
          <table:table-row table:style-name="Tabla14.3">
            <table:table-cell table:style-name="Tabla14.A2" office:value-type="string">
              <text:p text:style-name="P37" loext:marker-style-name="T33"><text:span text:style-name="T33">·</text:span><text:span text:style-name="T34"> <text:s text:c="6"/></text:span><text:span text:style-name="T33">Constructor/es necesarios</text:span></text:p>
              <text:p text:style-name="P36">//Cuando damos de alta un libro nuevo, <text:span text:style-name="T26">nunca</text:span> está prestado, pero puede ser prestable o no</text:p>
              <text:p text:style-name="P37" loext:marker-style-name="T33"><text:span text:style-name="T33">·</text:span><text:span text:style-name="T34"> <text:s text:c="2"/><text:tab/></text:span><text:span text:style-name="T33">setters &amp; getters <text:s/>/* (para los booleanos isPrestable e isPrestado) <text:s/>Crea sólo los que consideres necesarios. */</text:span></text:p>
              <text:p text:style-name="P37" loext:marker-style-name="T33"><text:span text:style-name="T33">·</text:span><text:span text:style-name="T34"> <text:s text:c="2"/><text:tab/></text:span><text:span text:style-name="T33">boolean prestar() <text:s/>/* Comprobará que el libro se puede prestar y no está prestado. <text:s/>Si se cumplen las condiciones, se prestará y se incrementará el número de vecesPrestado)</text:span></text:p>
              <text:p text:style-name="P37" loext:marker-style-name="T33"><text:span text:style-name="T33">·</text:span><text:span text:style-name="T34"> <text:s text:c="2"/><text:tab/></text:span><text:span text:style-name="T33">toString <text:s text:c="2"/>/* devuelve una cadena con <text:s/>todos <text:s/>los datos del libro en formato listado:</text:span></text:p>
              <text:p text:style-name="P36">Ejemplo:</text:p>
              <text:p text:style-name="P36">Cien años de soledad <text:s text:c="9"/>Gabriel García Márquez <text:s text:c="5"/>0 <text:s text:c="6"/><text:tab/>true <text:s text:c="3"/><text:tab/>true</text:p>
              <text:p text:style-name="P36"><text:s/>public <text:s/>static String <text:s/>muestraCabecera( ) /* <text:s/>devuelve una cadena con los datos de la cabecera</text:p>
              <text:p text:style-name="P36">Título <text:s text:c="21"/><text:tab/>Autor <text:s text:c="9"/><text:tab/>Veces Prestado <text:s text:c="5"/><text:tab/>Prestable <text:s text:c="3"/><text:tab/>Prestado <text:s/>*/</text:p>
            </table:table-cell>
          </table:table-row>
        </table:table-header-rows>
      </table:table>
      <text:p text:style-name="P35"><text:s/></text:p>
      <text:p text:style-name="P35">Crear además una clase que gestionará la colección de libros.</text:p>
      <table:table table:name="Tabla15" table:style-name="Tabla15">
        <table:table-column table:style-name="Tabla15.A"/>
        <table:table-header-rows>
          <text:soft-page-break/>
          <table:table-row table:style-name="Tabla15.1">
            <table:table-cell table:style-name="Tabla15.A1" office:value-type="string">
              <text:p text:style-name="P36">GestorLibros</text:p>
            </table:table-cell>
          </table:table-row>
          <table:table-row table:style-name="Tabla15.2">
            <table:table-cell table:style-name="Tabla15.A2" office:value-type="string">
              <text:p text:style-name="P36">Libro [] libros;</text:p>
              <text:p text:style-name="P36"><text:span text:style-name="T35">final int MAX_NUM_LIBROS → <text:s/>50</text:span></text:p>
            </table:table-cell>
          </table:table-row>
          <table:table-row table:style-name="Tabla15.3">
            <table:table-cell table:style-name="Tabla15.A2" office:value-type="string">
              <text:p text:style-name="P37" loext:marker-style-name="T33"><text:span text:style-name="T33">·</text:span><text:span text:style-name="T34"> <text:s text:c="6"/></text:span><text:span text:style-name="T33">void addLibro(Libro l) <text:s/>/* añade el libro a la colección */</text:span></text:p>
              <text:p text:style-name="P37" loext:marker-style-name="T33"><text:span text:style-name="T33">·</text:span><text:span text:style-name="T34"> <text:s text:c="6"/></text:span><text:span text:style-name="T33">String listadoLibros() /* devuelve una cadena con el listado de todos los libros */</text:span></text:p>
              <text:p text:style-name="P37" loext:marker-style-name="T33"><text:span text:style-name="T33">·</text:span><text:span text:style-name="T34"> <text:s text:c="6"/></text:span><text:span text:style-name="T33">String listadoLibrosPrestados() <text:s/>/* devuelve una cadena con el listado de todos los libros prestados */</text:span></text:p>
              <text:p text:style-name="P37" loext:marker-style-name="T33"><text:span text:style-name="T33">·</text:span><text:span text:style-name="T34"> <text:s text:c="6"/></text:span><text:span text:style-name="T33">String listadoLibrosSinPrestar() <text:s/>/* devuelve una cadena con el listado de todos los libros sin prestar */</text:span></text:p>
              <text:p text:style-name="P37" loext:marker-style-name="T33"><text:span text:style-name="T33">·</text:span><text:span text:style-name="T34"> <text:s text:c="6"/></text:span><text:span text:style-name="T33">Libro buscaLibro(String titulo) /* Devuelve el libro que coincide con el título que se busca, si no lo encuentra devuelve null */</text:span></text:p>
              <text:p text:style-name="P37" loext:marker-style-name="T33"><text:span text:style-name="T33">·</text:span><text:span text:style-name="T34"> <text:s text:c="6"/></text:span><text:span text:style-name="T33">int buscaPos() /* Devuelve la primera posición vacía para insertar un libro</text:span></text:p>
              <text:p text:style-name="P36"><text:s/></text:p>
            </table:table-cell>
          </table:table-row>
        </table:table-header-rows>
      </table:table>
      <text:p text:style-name="P36">El programa principal (main) creará primero 10 libros de manera aleatoria, posteriormente mostará el siguiente menú:</text:p>
      <text:p text:style-name="P36"><text:s/></text:p>
      <text:p text:style-name="P38" loext:marker-style-name="T33"><text:span text:style-name="T33">1.</text:span><text:span text:style-name="T36"> <text:s text:c="4"/></text:span><text:span text:style-name="T33">Alta de libro</text:span></text:p>
      <text:p text:style-name="P38" loext:marker-style-name="T33"><text:span text:style-name="T33">2.</text:span><text:span text:style-name="T36"> <text:s text:c="4"/></text:span><text:span text:style-name="T33">Listado de todos los libros</text:span></text:p>
      <text:p text:style-name="P38" loext:marker-style-name="T33"><text:span text:style-name="T33">3.</text:span><text:span text:style-name="T36"> <text:s text:c="4"/></text:span><text:span text:style-name="T33">Listado de libros disponibles para el préstamo</text:span></text:p>
      <text:p text:style-name="P38" loext:marker-style-name="T33"><text:span text:style-name="T33">4.</text:span><text:span text:style-name="T36"> <text:s text:c="4"/></text:span><text:span text:style-name="T33">Prestar libro <text:s/>//pide el título del libro y si se puede prestar se presta</text:span></text:p>
      <text:p text:style-name="P38" loext:marker-style-name="T33"><text:span text:style-name="T33">5.</text:span><text:span text:style-name="T36"> <text:s text:c="4"/></text:span><text:span text:style-name="T33">fin.</text:span></text:p>
      <text:h text:style-name="Heading_20_2" text:outline-level="2"/>
      <text:h text:style-name="Heading_20_2" text:outline-level="2">Ejer13_v2</text:h>
      <text:p text:style-name="normal">Modificamos la clase Libro para que en lugar de un autor tenga un array de autores, máximo 6. <text:s/>El constructor recibirá sólo un autor que se guardará en la primera posición del array. <text:s/>Cambiaremos el toString, para que se muestren todos los autores.</text:p>
      <text:p text:style-name="P36">En el programa principal añadiremos una opción para que se pueda añadir un autor a un libro. <text:s/>Se pedirá el título y el nuevo autor y se permitirá añadirlo, siempre y cuando no tenga ya 6 autores.</text:p>
      <text:p text:style-name="P36"><text:s/></text:p>
      <text:h text:style-name="P39" text:outline-level="2"><text:soft-page-break/>Ejer14.- Gimnasio</text:h>
      <table:table table:name="Tabla16" table:style-name="Tabla16">
        <table:table-column table:style-name="Tabla16.A"/>
        <table:table-header-rows>
          <table:table-row table:style-name="Tabla16.1">
            <table:table-cell table:style-name="Tabla16.A1" office:value-type="string">
              <text:p text:style-name="P36">Cliente</text:p>
            </table:table-cell>
          </table:table-row>
          <table:table-row table:style-name="Tabla16.2">
            <table:table-cell table:style-name="Tabla16.A2" office:value-type="string">
              <text:p text:style-name="P36" loext:marker-style-name="T25"><text:span text:style-name="T25">String nombre</text:span><text:span text:style-name="T25"/></text:p>
              <text:p text:style-name="P36" loext:marker-style-name="T25"><text:span text:style-name="T25">float cuota</text:span><text:span text:style-name="T25"/></text:p>
              <text:p text:style-name="P36" loext:marker-style-name="T25"><text:span text:style-name="T25">String deporte</text:span><text:span text:style-name="T25"/></text:p>
            </table:table-cell>
          </table:table-row>
          <table:table-row table:style-name="Tabla16.1">
            <table:table-cell table:style-name="Tabla16.A2" office:value-type="string">
              <text:p text:style-name="P36">//constructor getters&amp;Setters, toString</text:p>
            </table:table-cell>
          </table:table-row>
        </table:table-header-rows>
      </table:table>
      <text:p text:style-name="P40"><text:s/></text:p>
      <text:p text:style-name="P40">Clase gestora</text:p>
      <text:p text:style-name="P40">Se tendrá un array con 10 clientes, creados de manera aleatoria y se mostrará un menú permitiendo dar de alta y mostrar clientes. <text:s/>Se admiten nombres repetidos.</text:p>
      <text:p text:style-name="P40"/>
      <text:p text:style-name="P40"/>
      <text:h text:style-name="Heading_20_2" text:outline-level="2"><text:bookmark text:name="_5fpp1x6ngh02"/>Ejer 15.- DGT</text:h>
      <text:p text:style-name="P40">Desde la DGT nos han pedido solucionar el sistema de puntos en el carnet de conducir de los conductores. <text:s/>De cada conductor almacenan la siguiente información:</text:p>
      <text:p text:style-name="P40" loext:marker-style-name="T26"><text:span text:style-name="T26">Dni</text:span><text:span text:style-name="T26"/></text:p>
      <text:p text:style-name="P40" loext:marker-style-name="T26"><text:span text:style-name="T26">Nombre</text:span><text:span text:style-name="T26"/></text:p>
      <text:p text:style-name="P40" loext:marker-style-name="T26"><text:span text:style-name="T26">puntos</text:span><text:span text:style-name="T26"/></text:p>
      <text:p text:style-name="P40"><text:span text:style-name="T26">Sanciones</text:span><text:span text:style-name="T35"> → <text:s/>colección de todas las multas que ha recibido dicho conductor. <text:s/>En este array se guardará el importe de cada sanción recibida.</text:span></text:p>
      <text:p text:style-name="P40"><text:s/></text:p>
      <text:p text:style-name="P40">El máximo número de sanciones por conductor es de 5. <text:s/>Cuando un conductor tenga ya 5 sanciones, será sancionado y se le retirará el carnet de conducir, quitándole todos los puntos que le queden. <text:s/>El número máximo de sanciones (5) <text:s/>puede ser modificado desde el programa principal por un administrador.</text:p>
      <text:p text:style-name="P40" loext:marker-style-name="T37"><text:span text:style-name="T37">Funcionamiento de la aplicación.</text:span><text:span text:style-name="T37"/></text:p>
      <text:p text:style-name="P40">Tendrá el siguiente menú:</text:p>
      <text:p text:style-name="P40" loext:marker-style-name="T26"><text:span text:style-name="T26">1.- Alta de conductor</text:span><text:span text:style-name="T26"/></text:p>
      <text:p text:style-name="P40"><text:soft-page-break/>//Se creará un nuevo conductor con 8 puntos. <text:s/>Tener en cuenta que no puede haber dos conductores con el mismo dni.</text:p>
      <text:p text:style-name="P40" loext:marker-style-name="T26"><text:span text:style-name="T26">2.- Incrementar puntos</text:span><text:span text:style-name="T26"/></text:p>
      <text:p text:style-name="P40">//se sumará un punto a todos los conductores que no tengan ninguna sanción</text:p>
      <text:p text:style-name="P40" loext:marker-style-name="T26"><text:span text:style-name="T26">3.- Formación para la renovación del carnet</text:span><text:span text:style-name="T26"/></text:p>
      <text:p text:style-name="P40">//Se mostrará un listado con todos los conductores que ya no tengan puntos. <text:s/>Dichos conductores serán convocados a un curso de formación para renovar el carnet.</text:p>
      <text:p text:style-name="P40" loext:marker-style-name="T26"><text:span text:style-name="T26">4.- Sancionar un conductor</text:span><text:span text:style-name="T26"/></text:p>
      <text:p text:style-name="P40">//Se añadirá una sanción a un conductor. <text:s/>Cada sanción quita 2 puntos, y si ya tiene todas las sanciones posibles, se queda con 0 puntos. <text:s/>No se puede sancionar a un conductor que no tenga puntos. <text:s/>En ese caso, se mostrará una alerta <text:s/>para detener al individuo.</text:p>
      <text:p text:style-name="P40" loext:marker-style-name="T26"><text:span text:style-name="T26">5.- <text:s/>Renovación del carnet</text:span><text:span text:style-name="T26"/></text:p>
      <text:p text:style-name="P40">//Después del curso de formación, un conductor puede limpiar el array de sanciones y obtener 5 puntos.</text:p>
      <text:p text:style-name="normal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Arial1" fo:font-family="Arial" style:font-family-generic="swiss" style:font-pitch="variable" style:font-name-asian="Arial2" style:font-family-asian="Arial" style:font-family-generic-asian="system" style:font-pitch-asian="variable" style:language-asian="es" style:country-asian="ES" style:font-name-complex="Arial2" style:font-family-complex="Arial" style:font-family-generic-complex="system" style:font-pitch-complex="variable"/>
    </style:style>
    <style:style style:name="Default_20_Paragraph_20_Font" style:display-name="Default Paragraph Font" style:family="text"/>
    <style:style style:name="Título_20_3_20_Car" style:display-name="Título 3 Car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tulo3car" style:family="text" style:parent-style-name="Default_20_Paragraph_20_Font"/>
    <style:style style:name="ListLabel_20_1" style:display-name="ListLabel 1" style:family="text">
      <style:text-properties style:font-name="Calibri1" fo:font-family="Calibri" style:font-family-generic="swiss" style:font-pitch="variable" style:font-name-asian="Times New Roman1" style:font-family-asian="'Times New Roman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+" style:num-suffix="+" text:bullet-char="+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rofesor</meta:initial-creator>
    <meta:editing-cycles>21</meta:editing-cycles>
    <meta:creation-date>2019-11-11T09:06:00</meta:creation-date>
    <dc:date>2025-11-19T11:02:50.678184100</dc:date>
    <meta:editing-duration>PT14H6M25S</meta:editing-duration>
    <meta:generator>LibreOffice/25.8.2.2$Windows_X86_64 LibreOffice_project/d401f2107ccab8f924a8e2df40f573aab7605b6f</meta:generator>
    <meta:document-statistic meta:table-count="16" meta:image-count="0" meta:object-count="0" meta:page-count="12" meta:paragraph-count="333" meta:word-count="2355" meta:character-count="14502" meta:non-whitespace-character-count="12150"/>
    <meta:user-defined meta:name="AppVersion">12.0000</meta:user-defined>
    <meta:template xlink:type="simple" xlink:actuate="onRequest" xlink:title="Normal" xlink:href=""/>
  </office:meta>
</office:document-meta>
</file>